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solid" draw:stroke-dash="Ultrafine_20_Dashed" svg:stroke-color="#000000" draw:fill="solid" draw:fill-color="#e6e6e6" draw:textarea-horizontal-align="justify" draw:textarea-vertical-align="middle" draw:auto-grow-height="false"/>
    </style:style>
    <style:style style:name="gr2" style:family="graphic" style:parent-style-name="standard">
      <style:graphic-properties draw:fill-color="#e6e6e6" draw:textarea-horizontal-align="center" draw:textarea-vertical-align="middle"/>
    </style:style>
    <style:style style:name="gr3" style:family="graphic" style:parent-style-name="standard">
      <style:graphic-properties draw:fill-color="#e6e6e6" draw:textarea-horizontal-align="justify" draw:textarea-vertical-align="middle" draw:auto-grow-height="false"/>
    </style:style>
    <style:style style:name="gr4" style:family="graphic" style:parent-style-name="standard">
      <style:graphic-properties draw:fill="solid" draw:fill-color="#cccccc" draw:textarea-horizontal-align="justify" draw:textarea-vertical-align="middle" draw:auto-grow-height="false" draw:shadow-offset-x="0.305cm" draw:shadow-offset-y="0.30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color="#999999"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9" style:family="graphic" style:parent-style-name="standard">
      <style:graphic-properties draw:fill-color="#999999" draw:textarea-horizontal-align="justify" draw:textarea-vertical-align="middle" draw:auto-grow-height="false"/>
    </style:style>
    <style:style style:name="gr10" style:family="graphic" style:parent-style-name="standard">
      <style:graphic-properties svg:stroke-width="0.127cm" draw:marker-start-width="0.305cm" draw:marker-end="Arrow" draw:marker-end-width="0.305cm" draw:textarea-horizontal-align="center" draw:textarea-vertical-align="middle" fo:padding-top="0.188cm" fo:padding-bottom="0.188cm" fo:padding-left="0.313cm" fo:padding-right="0.313cm"/>
    </style:style>
    <style:style style:name="gr11" style:family="graphic" style:parent-style-name="standard">
      <style:graphic-properties svg:stroke-width="0.127cm" draw:marker-start-width="0.305cm" draw:marker-end="Arrow" draw:marker-end-width="0.3cm" draw:textarea-horizontal-align="center" draw:textarea-vertical-align="middle" fo:padding-top="0.188cm" fo:padding-bottom="0.188cm" fo:padding-left="0.313cm" fo:padding-right="0.313cm"/>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none" draw:textarea-horizontal-align="center" draw:textarea-vertical-align="middle" draw:auto-grow-height="false" fo:min-height="0.749cm" fo:min-width="0.499cm"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2.902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2.384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3.28cm"/>
    </style:style>
    <style:style style:name="gr18" style:family="graphic" style:parent-style-name="standard">
      <style:graphic-properties draw:fill-color="#cccccc" draw:textarea-horizontal-align="justify" draw:textarea-vertical-align="middle" draw:auto-grow-height="false"/>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style:style>
    <style:style style:name="gr20" style:family="graphic" style:parent-style-name="standard">
      <style:graphic-properties draw:fill="none" draw:textarea-vertical-align="middle" draw:auto-grow-height="false" fo:min-height="0.749cm" fo:min-width="0.499cm"/>
    </style:style>
    <style:style style:name="gr21" style:family="graphic" style:parent-style-name="standard">
      <style:graphic-properties draw:stroke="solid" svg:stroke-color="#000000" draw:fill="solid" draw:fill-color="#cccccc" draw:textarea-horizontal-align="left" draw:auto-grow-height="true" draw:auto-grow-width="true" fo:min-height="0cm" fo:min-width="0cm"/>
    </style:style>
    <style:style style:name="gr22" style:family="graphic" style:parent-style-name="standard">
      <style:graphic-properties draw:stroke="solid" svg:stroke-color="#000000" draw:fill="solid" draw:fill-color="#999999" draw:textarea-horizontal-align="left" draw:auto-grow-height="true" draw:auto-grow-width="true" fo:min-height="0cm" fo:min-width="0cm"/>
    </style:style>
    <style:style style:name="gr23" style:family="graphic" style:parent-style-name="standard">
      <style:graphic-properties draw:stroke="none" draw:fill="solid" draw:fill-color="#000000" draw:textarea-horizontal-align="center" draw:textarea-vertical-align="middle"/>
    </style:style>
    <style:style style:name="gr24" style:family="graphic" style:parent-style-name="standard">
      <style:graphic-properties draw:stroke="solid" svg:stroke-color="#000000" draw:fill="solid" draw:fill-color="#cccccc" draw:textarea-horizontal-align="left" draw:auto-grow-height="true" draw:auto-grow-width="false" fo:min-height="0cm" fo:min-width="0.73cm"/>
    </style:style>
    <style:style style:name="gr25" style:family="graphic" style:parent-style-name="standard">
      <style:graphic-properties svg:stroke-width="0.127cm" draw:marker-start-width="0.305cm" draw:marker-end="" draw:marker-end-width="0.305cm" draw:textarea-horizontal-align="center" draw:textarea-vertical-align="middle" fo:padding-top="0.188cm" fo:padding-bottom="0.188cm" fo:padding-left="0.313cm" fo:padding-right="0.313cm"/>
    </style:style>
    <style:style style:name="gr26" style:family="graphic" style:parent-style-name="standard">
      <style:graphic-properties draw:stroke="dash" draw:stroke-dash="Ultrafine_20_Dashed" svg:stroke-width="0.102cm" draw:marker-start-width="0.279cm" draw:marker-end="" draw:marker-end-width="0.279cm" draw:textarea-horizontal-align="center" draw:textarea-vertical-align="middle" fo:padding-top="0.176cm" fo:padding-bottom="0.176cm" fo:padding-left="0.301cm" fo:padding-right="0.301cm"/>
    </style:style>
    <style:style style:name="gr27" style:family="graphic" style:parent-style-name="standard">
      <style:graphic-properties draw:stroke="dash" draw:stroke-dash="Ultrafine_20_Dashed" svg:stroke-width="0.127cm" draw:marker-start-width="0.305cm" draw:marker-end="" draw:marker-end-width="0.305cm" draw:textarea-horizontal-align="center" draw:textarea-vertical-align="middle" fo:padding-top="0.188cm" fo:padding-bottom="0.188cm" fo:padding-left="0.313cm" fo:padding-right="0.313cm"/>
    </style:style>
    <style:style style:name="gr28" style:family="graphic" style:parent-style-name="standard">
      <style:graphic-properties draw:fill="none" draw:textarea-horizontal-align="justify" draw:textarea-vertical-align="middle" draw:auto-grow-height="false"/>
    </style:style>
    <style:style style:name="gr29" style:family="graphic" style:parent-style-name="standard">
      <style:graphic-properties draw:stroke="dash" draw:stroke-dash="Ultrafine_20_Dashed" svg:stroke-width="0.127cm" draw:marker-start-width="0.305cm" draw:marker-end="Arrow" draw:marker-end-width="0.3cm" draw:textarea-horizontal-align="center" draw:textarea-vertical-align="middle" fo:padding-top="0.188cm" fo:padding-bottom="0.188cm" fo:padding-left="0.313cm" fo:padding-right="0.313cm"/>
    </style:style>
    <style:style style:name="gr30" style:family="graphic" style:parent-style-name="standard">
      <style:graphic-properties draw:stroke="none" svg:stroke-color="#000000" draw:fill="none" draw:fill-color="#ffffff" draw:textarea-horizontal-align="left" draw:auto-grow-height="true" draw:auto-grow-width="false" fo:min-height="0.428cm" fo:min-width="0.154cm"/>
    </style:style>
    <style:style style:name="gr31" style:family="graphic" style:parent-style-name="standard">
      <style:graphic-properties draw:stroke="none" svg:stroke-color="#000000" draw:fill="none" draw:fill-color="#ffffff" draw:textarea-horizontal-align="left" draw:auto-grow-height="true" draw:auto-grow-width="false" fo:min-height="0.429cm" fo:min-width="0.154cm"/>
    </style:style>
    <style:style style:name="gr32" style:family="graphic" style:parent-style-name="standard">
      <style:graphic-properties draw:stroke="solid" svg:stroke-color="#000000" draw:fill="solid" draw:fill-color="#cccccc" draw:textarea-horizontal-align="left" draw:auto-grow-height="true" draw:auto-grow-width="false" fo:min-height="0.429cm" fo:min-width="1.32cm"/>
    </style:style>
    <style:style style:name="gr33" style:family="graphic" style:parent-style-name="standard">
      <style:graphic-properties draw:stroke="solid" draw:stroke-dash="Ultrafine_20_Dashed" svg:stroke-width="0.127cm" draw:marker-start-width="0.305cm" draw:marker-end="Arrow" draw:marker-end-width="0.3cm" draw:textarea-horizontal-align="center" draw:textarea-vertical-align="middle" fo:padding-top="0.188cm" fo:padding-bottom="0.188cm" fo:padding-left="0.313cm" fo:padding-right="0.313cm"/>
    </style:style>
    <style:style style:name="gr34" style:family="graphic" style:parent-style-name="standard">
      <style:graphic-properties svg:stroke-color="#999999" draw:fill="none" draw:fill-color="#e6e6e6" draw:textarea-horizontal-align="center" draw:textarea-vertical-align="middle"/>
    </style:style>
    <style:style style:name="gr35" style:family="graphic" style:parent-style-name="standard">
      <style:graphic-properties draw:fill-color="#cccccc"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false" fo:min-height="0.362cm" fo:min-width="0.154cm"/>
    </style:style>
    <style:style style:name="gr37" style:family="graphic" style:parent-style-name="standard">
      <style:graphic-properties draw:fill-color="#cccccc" draw:textarea-horizontal-align="justify" draw:textarea-vertical-align="middle" draw:auto-grow-height="false"/>
    </style:style>
    <style:style style:name="gr38" style:family="graphic" style:parent-style-name="standard">
      <style:graphic-properties svg:stroke-width="0cm" draw:marker-start-width="0.127cm" draw:marker-end="Arrow" draw:marker-end-width="0.127cm" draw:textarea-horizontal-align="center" draw:textarea-vertical-align="middle" fo:padding-top="0.125cm" fo:padding-bottom="0.125cm" fo:padding-left="0.25cm" fo:padding-right="0.25cm"/>
    </style:style>
    <style:style style:name="gr39" style:family="graphic" style:parent-style-name="standard">
      <style:graphic-properties draw:stroke="solid" svg:stroke-color="#000000" draw:fill="none" draw:fill-color="#ffffff" draw:textarea-horizontal-align="left" draw:auto-grow-height="true" draw:auto-grow-width="false" fo:min-height="0.362cm" fo:min-width="1.32cm"/>
    </style:style>
    <style:style style:name="gr40" style:family="graphic" style:parent-style-name="standard">
      <style:graphic-properties svg:stroke-width="0.13cm" draw:marker-start-width="0.33cm" draw:marker-end="Arrow" draw:marker-end-width="0.33cm" draw:textarea-horizontal-align="center" draw:textarea-vertical-align="middle" fo:padding-top="0.19cm" fo:padding-bottom="0.19cm" fo:padding-left="0.315cm" fo:padding-right="0.315cm"/>
    </style:style>
    <style:style style:name="gr41" style:family="graphic" style:parent-style-name="standard">
      <style:graphic-properties draw:stroke="solid" svg:stroke-color="#000000" draw:fill="solid" draw:fill-color="#b3b3b3" draw:textarea-horizontal-align="left" draw:auto-grow-height="true" draw:auto-grow-width="false" fo:min-height="0.94cm" fo:min-width="1.32cm"/>
    </style:style>
    <style:style style:name="gr42" style:family="graphic" style:parent-style-name="standard">
      <style:graphic-properties draw:stroke="solid" draw:stroke-dash="Ultrafine_20_Dashed" svg:stroke-width="0.127cm" svg:stroke-color="#999999" draw:marker-start-width="0.305cm" draw:marker-end="Arrow" draw:marker-end-width="0.3cm" draw:textarea-horizontal-align="center" draw:textarea-vertical-align="middle" fo:padding-top="0.188cm" fo:padding-bottom="0.188cm" fo:padding-left="0.313cm" fo:padding-right="0.313cm"/>
    </style:style>
    <style:style style:name="gr43" style:family="graphic" style:parent-style-name="standard">
      <style:graphic-properties svg:stroke-color="#999999" draw:fill="none" draw:fill-color="#cccccc" draw:textarea-horizontal-align="center" draw:textarea-vertical-align="middle"/>
    </style:style>
    <style:style style:name="gr44" style:family="graphic" style:parent-style-name="standard">
      <style:graphic-properties svg:stroke-width="0.127cm" svg:stroke-color="#999999" draw:marker-start-width="0.305cm" draw:marker-end="Arrow" draw:marker-end-width="0.3cm" draw:textarea-horizontal-align="center" draw:textarea-vertical-align="middle" fo:padding-top="0.188cm" fo:padding-bottom="0.188cm" fo:padding-left="0.313cm" fo:padding-right="0.313cm"/>
    </style:style>
    <style:style style:name="gr45" style:family="graphic" style:parent-style-name="standard">
      <style:graphic-properties draw:stroke="none" svg:stroke-color="#999999" draw:fill="none" draw:fill-color="#ffffff" draw:textarea-horizontal-align="left" draw:auto-grow-height="true" draw:auto-grow-width="true" fo:min-height="0cm" fo:min-width="0cm"/>
    </style:style>
    <style:style style:name="gr46" style:family="graphic" style:parent-style-name="standard">
      <style:graphic-properties draw:stroke="none" svg:stroke-color="#999999" draw:fill="none" draw:fill-color="#ffffff" draw:textarea-horizontal-align="left" draw:auto-grow-height="true" draw:auto-grow-width="false" fo:min-height="0.429cm" fo:min-width="1.32cm"/>
    </style:style>
    <style:style style:name="gr47" style:family="graphic" style:parent-style-name="standard">
      <style:graphic-properties draw:stroke="none" svg:stroke-color="#000000" draw:fill="none" draw:fill-color="#ffffff" draw:textarea-horizontal-align="left" draw:auto-grow-height="true" draw:auto-grow-width="false" fo:min-height="0.429cm" fo:min-width="1.32cm"/>
    </style:style>
    <style:style style:name="gr48" style:family="graphic" style:parent-style-name="standard">
      <style:graphic-properties draw:stroke="none" draw:stroke-dash="Ultrafine_20_Dashed" svg:stroke-color="#999999" draw:fill="none" draw:fill-color="#ffffff" draw:textarea-horizontal-align="left" draw:auto-grow-height="true" draw:auto-grow-width="false" fo:min-height="0.429cm" fo:min-width="1.32cm"/>
    </style:style>
    <style:style style:name="gr49" style:family="graphic" style:parent-style-name="standard">
      <style:graphic-properties draw:stroke="solid" svg:stroke-color="#999999" draw:marker-end="Arrow" draw:marker-end-width="0.3cm"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621cm" fo:min-width="0cm"/>
    </style:style>
    <style:style style:name="gr51" style:family="graphic" style:parent-style-name="standard">
      <style:graphic-properties draw:stroke="solid" svg:stroke-color="#999999" draw:textarea-horizontal-align="center" draw:textarea-vertical-align="middle"/>
    </style:style>
    <style:style style:name="gr52" style:family="graphic" style:parent-style-name="standard">
      <style:graphic-properties svg:stroke-width="0cm" draw:marker-start-width="0.305cm" draw:marker-end="Arrow" draw:marker-end-width="0.305cm" draw:textarea-horizontal-align="center" draw:textarea-vertical-align="middle" fo:padding-top="0.125cm" fo:padding-bottom="0.125cm" fo:padding-left="0.25cm" fo:padding-right="0.25cm"/>
    </style:style>
    <style:style style:name="gr53" style:family="graphic" style:parent-style-name="standard">
      <style:graphic-properties draw:stroke="none" svg:stroke-color="#000000" draw:fill="none" draw:fill-color="#ffffff" draw:textarea-horizontal-align="left" draw:auto-grow-height="true" draw:auto-grow-width="true" fo:min-height="0.56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56cm" fo:min-width="0.334cm"/>
    </style:style>
    <style:style style:name="gr55" style:family="graphic" style:parent-style-name="standard">
      <style:graphic-properties draw:marker-end="" draw:marker-end-width="0.2cm" draw:textarea-horizontal-align="center" draw:textarea-vertical-align="middle"/>
    </style:style>
    <style:style style:name="gr56" style:family="graphic" style:parent-style-name="standard">
      <style:graphic-properties draw:fill-color="#cccccc" draw:textarea-horizontal-align="justify" draw:textarea-vertical-align="middle" draw:auto-grow-height="false" draw:shadow="hidden"/>
    </style:style>
    <style:style style:name="gr57" style:family="graphic" style:parent-style-name="standard">
      <style:graphic-properties draw:stroke="dash" draw:stroke-dash="Ultrafine_20_Dashed" draw:marker-end="Arrow" draw:marker-end-width="0.127cm" draw:textarea-horizontal-align="center" draw:textarea-vertical-align="middle"/>
    </style:style>
    <style:style style:name="gr58" style:family="graphic" style:parent-style-name="standard">
      <style:graphic-properties draw:stroke="solid" svg:stroke-color="#000000" draw:fill="solid" draw:fill-color="#cccccc" draw:textarea-horizontal-align="left" draw:auto-grow-height="true" draw:auto-grow-width="false" fo:min-height="0.362cm" fo:min-width="1.32cm"/>
    </style:style>
    <style:style style:name="gr59" style:family="graphic" style:parent-style-name="standard">
      <style:graphic-properties svg:stroke-width="0.127cm" draw:marker-end="Arrow" draw:marker-end-width="0.3cm" draw:textarea-horizontal-align="center" draw:textarea-vertical-align="middle" fo:padding-top="0.188cm" fo:padding-bottom="0.188cm" fo:padding-left="0.313cm" fo:padding-right="0.313cm"/>
    </style:style>
    <style:style style:name="gr60" style:family="graphic" style:parent-style-name="standard">
      <style:graphic-properties draw:stroke="none" svg:stroke-color="#000000" draw:fill="none" draw:fill-color="#cccccc" draw:textarea-horizontal-align="left" draw:auto-grow-height="true" draw:auto-grow-width="false" fo:min-height="0.429cm" fo:min-width="1.32cm"/>
    </style:style>
    <style:style style:name="gr61" style:family="graphic" style:parent-style-name="standard">
      <style:graphic-properties draw:stroke="solid" svg:stroke-color="#000000" draw:fill="solid" draw:fill-color="#cccccc" draw:textarea-horizontal-align="left" draw:auto-grow-height="true" draw:auto-grow-width="false" fo:min-height="0.94cm" fo:min-width="1.32cm"/>
    </style:style>
    <style:style style:name="gr62" style:family="graphic" style:parent-style-name="standard">
      <style:graphic-properties svg:stroke-width="0.127cm" draw:marker-start-width="0.305cm" draw:marker-end="" draw:marker-end-width="0.3cm" draw:textarea-horizontal-align="center" draw:textarea-vertical-align="middle" fo:padding-top="0.188cm" fo:padding-bottom="0.188cm" fo:padding-left="0.313cm" fo:padding-right="0.313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549cm"/>
    </style:style>
    <style:style style:name="gr64" style:family="graphic" style:parent-style-name="standard">
      <style:graphic-properties draw:marker-start-width="0.254cm" draw:marker-end="Symmetric_20_Arrow" draw:marker-end-width="0.254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607cm" fo:min-width="0.57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center" fo:text-indent="0cm"/>
      <style:text-properties fo:font-family="'Arial Narrow'" style:font-family-generic="swiss" style:font-pitch="variable" fo:font-size="12pt" fo:font-weight="normal" style:font-size-asian="12pt" style:font-weight-asian="normal" style:font-size-complex="12pt" style:font-weight-complex="normal"/>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margin-left="0cm" fo:margin-right="0cm" fo:text-align="center" fo:text-indent="0cm"/>
      <style:text-properties fo:font-size="10pt" style:font-size-asian="10pt" style:font-size-complex="10pt"/>
    </style:style>
    <style:style style:name="P9" style:family="paragraph">
      <style:text-properties fo:font-size="10pt" style:font-size-asian="10pt" style:font-size-complex="10pt"/>
    </style:style>
    <style:style style:name="P10" style:family="paragraph">
      <style:paragraph-properties fo:margin-left="0cm" fo:margin-right="0cm" fo:text-align="end" fo:text-indent="0cm"/>
    </style:style>
    <style:style style:name="P11" style:family="paragraph">
      <style:paragraph-properties fo:margin-left="0cm" fo:margin-right="0cm" fo:text-align="end" fo:text-indent="0cm"/>
      <style:text-properties fo:color="#999999" fo:font-size="10pt" style:font-size-asian="10pt" style:font-size-complex="10pt"/>
    </style:style>
    <style:style style:name="P12" style:family="paragraph">
      <style:paragraph-properties fo:margin-left="0cm" fo:margin-right="0cm" fo:text-indent="0cm"/>
      <style:text-properties fo:color="#999999" fo:font-size="10pt" style:font-size-asian="10pt" style:font-size-complex="10pt"/>
    </style:style>
    <style:style style:name="P13" style:family="paragraph">
      <style:text-properties fo:font-size="6pt" style:font-size-asian="6pt" style:font-size-complex="6pt"/>
    </style:style>
    <style:style style:name="P14" style:family="paragraph">
      <style:paragraph-properties fo:text-align="end"/>
      <style:text-properties fo:font-size="10pt" style:font-size-asian="10pt" style:font-size-complex="10pt"/>
    </style:style>
    <style:style style:name="P15" style:family="paragraph">
      <style:paragraph-properties fo:margin-left="0cm" fo:margin-right="0cm" fo:text-indent="0cm"/>
      <style:text-properties fo:font-family="'Century Schoolbook L'" style:font-family-generic="roman" style:font-pitch="variable" fo:font-size="10pt" fo:font-style="italic" style:font-size-asian="10pt" style:font-style-asian="italic" style:font-size-complex="10pt" style:font-style-complex="italic"/>
    </style:style>
    <style:style style:name="P16" style:family="paragraph">
      <style:paragraph-properties fo:margin-left="0cm" fo:margin-right="0cm" fo:text-indent="0cm"/>
      <style:text-properties fo:font-family="Arial" style:font-family-generic="swis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family="'Arial Narrow'" style:font-family-generic="swiss" style:font-pitch="variable" fo:font-size="12pt" fo:font-weight="normal" style:font-size-asian="12pt" style:font-weight-asian="normal" style:font-size-complex="12pt" style:font-weight-complex="normal"/>
    </style:style>
    <style:style style:name="T3" style:family="text">
      <style:text-properties fo:font-size="10pt" style:font-size-asian="10pt" style:font-size-complex="10pt"/>
    </style:style>
    <style:style style:name="T4" style:family="text">
      <style:text-properties fo:color="#999999" fo:font-size="10pt" style:font-size-asian="10pt" style:font-size-complex="10pt"/>
    </style:style>
    <style:style style:name="T5" style:family="text">
      <style:text-properties fo:font-size="6pt" style:font-size-asian="6pt" style:font-size-complex="6pt"/>
    </style:style>
    <style:style style:name="T6" style:family="text">
      <style:text-properties fo:font-family="'Century Schoolbook L'" style:font-family-generic="roman" style:font-pitch="variable" fo:font-size="10pt" fo:font-style="italic" style:font-size-asian="10pt" style:font-style-asian="italic" style:font-size-complex="10pt" style:font-style-complex="italic"/>
    </style:style>
    <style:style style:name="T7" style:family="text">
      <style:text-properties fo:font-family="Arial" style:font-family-generic="swiss" fo:font-style="normal" style:font-style-asian="normal" style:font-style-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3.549cm" svg:height="7.262cm" svg:x="44.383cm" svg:y="28.602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618cm" svg:height="7.692cm" svg:x="36.481cm" svg:y="16.556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618cm" svg:height="7.692cm" svg:x="32.481cm" svg:y="16.556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49cm" svg:height="7.596cm" svg:x="40.481cm" svg:y="16.556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1" draw:layer="layout" svg:width="6.292cm" svg:height="7.331cm" svg:x="48.872cm" svg:y="3.49cm">
          <text:p text:style-name="P5"/>
        </draw:rect>
        <draw:custom-shape draw:style-name="gr3" draw:text-style-name="P1" draw:layer="layout" svg:width="18.157cm" svg:height="12.457cm" svg:x="4.133cm" svg:y="1.3cm">
          <text:p text:style-name="P5"/>
          <draw:enhanced-geometry svg:viewBox="0 0 21600 21600" draw:mirror-horizontal="false" draw:mirror-vertical="false" draw:type="rectangle" draw:enhanced-path="M 0 0 L 21600 0 21600 21600 0 21600 0 0 Z N"/>
        </draw:custom-shape>
        <draw:custom-shape draw:style-name="gr4" draw:text-style-name="P1" draw:layer="layout" svg:width="6.918cm" svg:height="3.261cm" svg:x="5.991cm" svg:y="8.234cm">
          <text:p text:style-name="P5"/>
          <draw:enhanced-geometry svg:viewBox="0 0 21600 21600" draw:type="rectangle" draw:enhanced-path="M 0 0 L 21600 0 21600 21600 0 21600 0 0 Z N"/>
        </draw:custom-shape>
        <draw:custom-shape draw:style-name="gr5" draw:text-style-name="P3" draw:layer="layout" svg:width="1.968cm" svg:height="0.546cm" svg:x="4.625cm" svg:y="1.962cm">
          <text:p text:style-name="P2"><text:span text:style-name="T1">depth_2</text:span></text:p>
          <draw:enhanced-geometry svg:viewBox="0 0 21600 21600" draw:mirror-horizontal="false" draw:mirror-vertical="false" draw:type="rectangle" draw:enhanced-path="M 0 0 L 21600 0 21600 21600 0 21600 0 0 Z N"/>
        </draw:custom-shape>
        <draw:custom-shape draw:style-name="gr5" draw:text-style-name="P4" draw:layer="layout" svg:width="1.968cm" svg:height="0.546cm" svg:x="4.647cm" svg:y="2.857cm">
          <text:p text:style-name="P2"><text:span text:style-name="T2">count</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5.683cm" svg:height="0.839cm" svg:x="6.391cm" svg:y="9.29cm">
          <text:p text:style-name="P5"/>
          <draw:enhanced-geometry svg:viewBox="0 0 21600 21600" draw:type="rectangle" draw:enhanced-path="M 0 0 L 21600 0 21600 21600 0 21600 0 0 Z N"/>
        </draw:custom-shape>
        <draw:custom-shape draw:style-name="gr6" draw:text-style-name="P1" draw:layer="layout" svg:width="5.683cm" svg:height="0.839cm" svg:x="6.391cm" svg:y="10.356cm">
          <text:p text:style-name="P5"/>
          <draw:enhanced-geometry svg:viewBox="0 0 21600 21600" draw:type="rectangle" draw:enhanced-path="M 0 0 L 21600 0 21600 21600 0 21600 0 0 Z N"/>
        </draw:custom-shape>
        <draw:frame draw:style-name="gr7" draw:text-style-name="P5" draw:layer="layout" svg:width="1.658cm" svg:height="1.038cm" svg:x="8.812cm" svg:y="6.933cm">
          <draw:text-box>
            <text:p text:style-name="P5">wen</text:p>
          </draw:text-box>
        </draw:frame>
        <draw:frame draw:style-name="gr8" draw:text-style-name="P5" draw:layer="layout" svg:width="1.412cm" svg:height="1.038cm" svg:x="12.034cm" svg:y="6.926cm">
          <draw:text-box>
            <text:p text:style-name="P5">ren</text:p>
          </draw:text-box>
        </draw:frame>
        <draw:custom-shape draw:style-name="gr9" draw:text-style-name="P1" draw:layer="layout" svg:width="3.81cm" svg:height="1.97cm" svg:x="13.821cm" svg:y="4.02cm">
          <text:p text:style-name="P2">Classifier</text:p>
          <text:p text:style-name="P2">logic</text:p>
          <draw:enhanced-geometry svg:viewBox="0 0 21600 21600" draw:type="rectangle" draw:enhanced-path="M 0 0 L 21600 0 21600 21600 0 21600 0 0 Z N"/>
        </draw:custom-shape>
        <draw:frame draw:style-name="gr7" draw:text-style-name="P5" draw:layer="layout" svg:width="2.945cm" svg:height="1.038cm" svg:x="6.156cm" svg:y="8.195cm">
          <draw:text-box>
            <text:p text:style-name="P5">shift_reg</text:p>
          </draw:text-box>
        </draw:frame>
        <draw:frame draw:style-name="gr7" draw:text-style-name="P6" draw:layer="layout" svg:width="4.591cm" svg:height="1.038cm" svg:x="6.991cm" svg:y="10.3cm">
          <draw:text-box>
            <text:p text:style-name="P5">status_sample</text:p>
          </draw:text-box>
        </draw:frame>
        <draw:frame draw:style-name="gr7" draw:text-style-name="P5" draw:layer="layout" svg:width="4.13cm" svg:height="1.038cm" svg:x="7.026cm" svg:y="9.185cm">
          <draw:text-box>
            <text:p text:style-name="P5">data_sample</text:p>
          </draw:text-box>
        </draw:frame>
        <draw:frame draw:style-name="gr8" draw:text-style-name="P5" draw:layer="layout" svg:width="1.205cm" svg:height="1.038cm" svg:x="12.333cm" svg:y="3.657cm">
          <draw:text-box>
            <text:p text:style-name="P5">en</text:p>
          </draw:text-box>
        </draw:frame>
        <draw:polyline draw:style-name="gr10" draw:text-style-name="P1" draw:layer="layout" svg:width="5.586cm" svg:height="1.892cm" draw:transform="skewX (-0.0389208423194662) rotate (-1.20933863870783) translate (15.7825246272029cm 5.99cm)" svg:viewBox="0 0 5587 1893" draw:points="0,-25289 4929,-23396 5587,-24973">
          <text:p text:style-name="P5"/>
        </draw:polyline>
        <draw:polyline draw:style-name="gr10" draw:text-style-name="P1" draw:layer="layout" svg:width="5.668cm" svg:height="1.674cm" draw:transform="skewX (0.620115483233468) rotate (-0.3159045946121) translate (12.468004871589cm 10.4909880595037cm)" svg:viewBox="0 0 5669 1675" draw:points="0,12588 917,12197 2661,13872 5669,12590">
          <text:p text:style-name="P5"/>
        </draw:polyline>
        <draw:line draw:style-name="gr11" draw:text-style-name="P1" draw:layer="layout" svg:x1="18.366cm" svg:y1="11.815cm" svg:x2="19.636cm" svg:y2="11.815cm">
          <text:p text:style-name="P5"/>
        </draw:line>
        <draw:polyline draw:style-name="gr11" draw:text-style-name="P1" draw:layer="layout" svg:width="7.777cm" svg:height="1.767cm" draw:transform="rotate (0.236492113645187) translate (11.7283840969876cm 8.296920516387cm)" svg:viewBox="0 0 7778 1768" draw:points="0,23103 1215,23396 1656,21628 7778,23103">
          <text:p text:style-name="P5"/>
        </draw:polyline>
        <draw:line draw:style-name="gr11" draw:text-style-name="P1" draw:layer="layout" svg:x1="1.174cm" svg:y1="9.598cm" svg:x2="5.997cm" svg:y2="9.598cm">
          <text:p text:style-name="P5"/>
        </draw:line>
        <draw:line draw:style-name="gr11" draw:text-style-name="P1" draw:layer="layout" svg:x1="1.206cm" svg:y1="10.726cm" svg:x2="6.029cm" svg:y2="10.726cm">
          <text:p text:style-name="P5"/>
        </draw:line>
        <draw:polyline draw:style-name="gr12" draw:text-style-name="P1" draw:layer="layout" svg:width="1.752cm" svg:height="0.616cm" draw:transform="skewX (-0.833918316602733) rotate (-1.12835536141531) translate (8.4453532525157cm 4.39257465739475cm)" svg:viewBox="0 0 1753 617" draw:points="0,-11368 189,-11488 797,-10886 1753,-11503">
          <text:p text:style-name="P5"/>
        </draw:polyline>
        <draw:path draw:style-name="gr13" draw:text-style-name="P1" draw:layer="layout" svg:width="0.797cm" svg:height="1.27cm" draw:transform="skewX (-0.0024434609527916) rotate (3.13775292923481) translate (9.8941103548324cm 6.91606453970635cm)" svg:viewBox="0 0 798 1271" svg:d="m798-12485c-14 0-28 0-41 0-13-1-27-2-40-2-13-2-27-3-40-5s-27-3-40-6c-12-2-26-5-39-6-13-3-27-6-39-9s-25-7-38-10-25-8-37-13c-13-4-26-9-37-13-12-5-25-10-37-15s-23-10-35-16c-11-6-22-12-33-18-11-7-22-12-32-19-12-7-21-13-32-20-10-8-20-14-30-22-10-7-20-15-28-23-10-7-19-15-28-23-8-9-17-17-25-25-8-9-17-17-24-26s-15-18-22-27-14-18-21-28c-6-9-12-19-18-28-6-10-11-20-18-30-5-9-9-20-14-29-4-10-9-21-14-31-3-10-7-20-10-30s-7-21-10-32c-2-11-4-21-7-32-1-10-3-21-5-32-1-10-2-21-3-32 0-10 0-21-1-32 1-10 1-21 1-32 1-10 2-21 3-32 2-10 4-22 5-32 3-10 5-22 7-32 3-10 7-21 10-31s7-21 10-30c5-11 9-21 13-32 6-9 11-20 16-30 5-9 11-19 17-28 6-10 12-20 18-29s15-19 21-29c7-8 14-18 22-27s16-16 25-25c8-8 16-16 25-25 9-8 18-15 26-24 10-8 20-15 29-23s21-14 30-21c11-7 21-14 32-20 10-7 21-13 33-20 10-5 21-12 33-17s23-11 34-17c12-5 25-9 37-15 12-4 24-8 37-14 13-4 24-7 37-12 13-3 26-7 38-10 13-3 26-5 39-9 13-2 27-5 40-7s26-4 39-6c14-1 27-2 40-3 13-2 27-3 41-3 13-1 27-1 40-2 0 212-155 205-155 624s155 436 155 647z">
          <text:p text:style-name="P5"/>
        </draw:path>
        <draw:line draw:style-name="gr12" draw:text-style-name="P1" draw:layer="layout" svg:x1="1.144cm" svg:y1="6.6cm" svg:x2="9.196cm" svg:y2="6.597cm">
          <text:p text:style-name="P5"/>
        </draw:line>
        <draw:polyline draw:style-name="gr11" draw:text-style-name="P1" draw:layer="layout" svg:width="1.273cm" svg:height="0.591cm" draw:transform="skewX (-0.0324631240870884) rotate (-0.952949771589911) translate (6.73045227416422cm 3.03002248312459cm)" svg:viewBox="0 0 1274 592" draw:points="0,-7328 99,-7462 934,-6870 1274,-7328">
          <text:p text:style-name="P5"/>
        </draw:polyline>
        <draw:polyline draw:style-name="gr12" draw:text-style-name="P1" draw:layer="layout" svg:width="2.024cm" svg:height="0.467cm" draw:transform="skewX (-1.09222704589785) rotate (-1.33046448879621) translate (10.1499039342865cm 5.28012875921761cm)" svg:viewBox="0 0 2025 468" draw:points="0,-16735 1017,-17203 2025,-16735">
          <text:p text:style-name="P5"/>
        </draw:polyline>
        <draw:g>
          <draw:line draw:style-name="gr14" draw:text-style-name="P1" draw:layer="layout" svg:x1="18.338cm" svg:y1="11.166cm" svg:x2="18.338cm" svg:y2="12.607cm">
            <text:p text:style-name="P5"/>
          </draw:line>
          <draw:line draw:style-name="gr14" draw:text-style-name="P1" draw:layer="layout" svg:x1="17.422cm" svg:y1="10.913cm" svg:x2="17.422cm" svg:y2="11.798cm">
            <text:p text:style-name="P5"/>
          </draw:line>
          <draw:line draw:style-name="gr14" draw:text-style-name="P1" draw:layer="layout" svg:x1="17.422cm" svg:y1="10.913cm" svg:x2="18.338cm" svg:y2="11.166cm">
            <text:p text:style-name="P5"/>
          </draw:line>
          <draw:line draw:style-name="gr14" draw:text-style-name="P1" draw:layer="layout" svg:x1="17.422cm" svg:y1="12.887cm" svg:x2="18.338cm" svg:y2="12.634cm">
            <text:p text:style-name="P5"/>
          </draw:line>
          <draw:line draw:style-name="gr14" draw:text-style-name="P1" draw:layer="layout" svg:x1="17.422cm" svg:y1="12.003cm" svg:x2="17.422cm" svg:y2="12.862cm">
            <text:p text:style-name="P5"/>
          </draw:line>
          <draw:line draw:style-name="gr14" draw:text-style-name="P1" draw:layer="layout" svg:x1="17.422cm" svg:y1="11.798cm" svg:x2="17.677cm" svg:y2="11.904cm">
            <text:p text:style-name="P5"/>
          </draw:line>
          <draw:line draw:style-name="gr14" draw:text-style-name="P1" draw:layer="layout" svg:x1="17.422cm" svg:y1="12.003cm" svg:x2="17.677cm" svg:y2="11.897cm">
            <text:p text:style-name="P5"/>
          </draw:line>
          <draw:line draw:style-name="gr14" draw:text-style-name="P1" draw:layer="layout" svg:x1="17.962cm" svg:y1="11.783cm" svg:x2="17.962cm" svg:y2="12.031cm">
            <text:p text:style-name="P5"/>
          </draw:line>
          <draw:line draw:style-name="gr14" draw:text-style-name="P1" draw:layer="layout" svg:x1="17.863cm" svg:y1="11.898cm" svg:x2="18.076cm" svg:y2="11.898cm">
            <text:p text:style-name="P5"/>
          </draw:line>
        </draw:g>
        <draw:frame draw:style-name="gr8" draw:text-style-name="P5" draw:layer="layout" svg:width="1.205cm" svg:height="1.038cm" svg:x="20.301cm" svg:y="6.3cm">
          <draw:text-box>
            <text:p text:style-name="P5">en</text:p>
          </draw:text-box>
        </draw:frame>
        <draw:frame draw:style-name="gr8" draw:text-style-name="P5" draw:layer="layout" svg:width="1.205cm" svg:height="1.038cm" svg:x="20.201cm" svg:y="10.11cm">
          <draw:text-box>
            <text:p text:style-name="P5">en</text:p>
          </draw:text-box>
        </draw:frame>
        <draw:polyline draw:style-name="gr12" draw:text-style-name="P1" draw:layer="layout" svg:width="12.693cm" svg:height="4.377cm" draw:transform="skewX (1.00810217595173) rotate (-0.372627795301905) translate (16.21709130759cm 1.1317685147325cm)" svg:viewBox="0 0 12694 4378" draw:points="0,-5322 4258,-9700 12694,-5432">
          <text:p text:style-name="P5"/>
        </draw:polyline>
        <draw:line draw:style-name="gr11" draw:text-style-name="P1" draw:layer="layout" svg:x1="6.633cm" svg:y1="2.185cm" svg:x2="7.375cm" svg:y2="2.171cm">
          <text:p text:style-name="P5"/>
        </draw:line>
        <draw:frame draw:style-name="gr15" draw:text-style-name="P6" draw:layer="layout" svg:width="3.402cm" svg:height="1.038cm" svg:x="1.291cm" svg:y="9.765cm">
          <draw:text-box>
            <text:p text:style-name="P5">status_in</text:p>
          </draw:text-box>
        </draw:frame>
        <draw:frame draw:style-name="gr16" draw:text-style-name="P5" draw:layer="layout" svg:width="2.884cm" svg:height="1.038cm" svg:x="1.652cm" svg:y="8.65cm">
          <draw:text-box>
            <text:p text:style-name="P5">data_in</text:p>
          </draw:text-box>
        </draw:frame>
        <draw:frame draw:style-name="gr17" draw:text-style-name="P5" draw:layer="layout" svg:width="3.78cm" svg:height="1.038cm" svg:x="0.825cm" svg:y="5.675cm">
          <draw:text-box>
            <text:p text:style-name="P5">data_valid</text:p>
          </draw:text-box>
        </draw:frame>
        <draw:polyline draw:style-name="gr12" draw:text-style-name="P1" draw:layer="layout" svg:width="8.316cm" svg:height="1.633cm" draw:transform="skewX (0.0038397243543868) rotate (-1.57376338652418) translate (20.165676751304cm 2.69312025665154cm)" svg:viewBox="0 0 8317 1634" draw:points="0,-38713 7368,-38737 7357,-40344 8317,-40347">
          <text:p text:style-name="P5"/>
        </draw:polyline>
        <draw:polyline draw:style-name="gr11" draw:text-style-name="P1" draw:layer="layout" svg:width="5.093cm" svg:height="3.415cm" draw:transform="skewX (0.111002940426818) rotate (1.00426245159735) translate (20.3767620265319cm 11.1051552761924cm)" svg:viewBox="0 0 5094 3416" draw:points="0,47432 300,47834 2540,46307 5094,49723">
          <text:p text:style-name="P5"/>
        </draw:polyline>
        <draw:line draw:style-name="gr11" draw:text-style-name="P1" draw:layer="layout" svg:x1="21.222cm" svg:y1="7.809cm" svg:x2="25.8cm" svg:y2="7.812cm">
          <text:p text:style-name="P5"/>
        </draw:line>
        <draw:frame draw:style-name="gr7" draw:text-style-name="P6" draw:layer="layout" svg:width="3.427cm" svg:height="1.038cm" svg:x="22.253cm" svg:y="7.92cm">
          <draw:text-box>
            <text:p text:style-name="P5">status_out</text:p>
          </draw:text-box>
        </draw:frame>
        <draw:frame draw:style-name="gr7" draw:text-style-name="P5" draw:layer="layout" svg:width="2.966cm" svg:height="1.038cm" svg:x="22.253cm" svg:y="6.805cm">
          <draw:text-box>
            <text:p text:style-name="P5">data_out</text:p>
          </draw:text-box>
        </draw:frame>
        <draw:g>
          <draw:custom-shape draw:style-name="gr18" draw:text-style-name="P1" draw:layer="layout" svg:width="1.622cm" svg:height="2.216cm" svg:x="19.637cm" svg:y="11.03cm">
            <text:p text:style-name="P5"/>
            <draw:enhanced-geometry svg:viewBox="0 0 21600 21600" draw:type="rectangle" draw:enhanced-path="M 0 0 L 21600 0 21600 21600 0 21600 0 0 Z N"/>
          </draw:custom-shape>
          <draw:line draw:style-name="gr14" draw:text-style-name="P1" draw:layer="layout" svg:x1="19.791cm" svg:y1="13.245cm" svg:x2="19.955cm" svg:y2="13.099cm">
            <text:p text:style-name="P5"/>
          </draw:line>
          <draw:line draw:style-name="gr14" draw:text-style-name="P1" draw:layer="layout" svg:x1="20.125cm" svg:y1="13.246cm" svg:x2="19.961cm" svg:y2="13.1cm">
            <text:p text:style-name="P5"/>
          </draw:line>
          <draw:custom-shape draw:style-name="gr18" draw:text-style-name="P1" draw:layer="layout" svg:width="1.622cm" svg:height="2.216cm" svg:x="19.638cm" svg:y="11.03cm">
            <text:p text:style-name="P5"/>
            <draw:enhanced-geometry svg:viewBox="0 0 21600 21600" draw:type="rectangle" draw:enhanced-path="M 0 0 L 21600 0 21600 21600 0 21600 0 0 Z N"/>
          </draw:custom-shape>
          <draw:line draw:style-name="gr14" draw:text-style-name="P1" draw:layer="layout" svg:x1="19.792cm" svg:y1="13.245cm" svg:x2="19.956cm" svg:y2="13.099cm">
            <text:p text:style-name="P5"/>
          </draw:line>
          <draw:line draw:style-name="gr14" draw:text-style-name="P1" draw:layer="layout" svg:x1="20.126cm" svg:y1="13.246cm" svg:x2="19.962cm" svg:y2="13.1cm">
            <text:p text:style-name="P5"/>
          </draw:line>
        </draw:g>
        <draw:g>
          <draw:custom-shape draw:style-name="gr18" draw:text-style-name="P1" draw:layer="layout" svg:width="1.622cm" svg:height="2.216cm" svg:x="19.6cm" svg:y="7.29cm">
            <text:p text:style-name="P5"/>
            <draw:enhanced-geometry svg:viewBox="0 0 21600 21600" draw:type="rectangle" draw:enhanced-path="M 0 0 L 21600 0 21600 21600 0 21600 0 0 Z N"/>
          </draw:custom-shape>
          <draw:line draw:style-name="gr14" draw:text-style-name="P1" draw:layer="layout" svg:x1="19.754cm" svg:y1="9.505cm" svg:x2="19.918cm" svg:y2="9.359cm">
            <text:p text:style-name="P5"/>
          </draw:line>
          <draw:line draw:style-name="gr14" draw:text-style-name="P1" draw:layer="layout" svg:x1="20.088cm" svg:y1="9.506cm" svg:x2="19.924cm" svg:y2="9.36cm">
            <text:p text:style-name="P5"/>
          </draw:line>
          <draw:line draw:style-name="gr14" draw:text-style-name="P1" draw:layer="layout" svg:x1="19.755cm" svg:y1="9.505cm" svg:x2="19.919cm" svg:y2="9.359cm">
            <text:p text:style-name="P5"/>
          </draw:line>
          <draw:line draw:style-name="gr14" draw:text-style-name="P1" draw:layer="layout" svg:x1="20.089cm" svg:y1="9.506cm" svg:x2="19.925cm" svg:y2="9.36cm">
            <text:p text:style-name="P5"/>
          </draw:line>
        </draw:g>
        <draw:polyline draw:style-name="gr10" draw:text-style-name="P1" draw:layer="layout" svg:width="4.368cm" svg:height="2.555cm" draw:transform="skewX (0.483630735727537) rotate (-2.28812664936532) translate (14.0525165779809cm 6.00331866048137cm)" svg:viewBox="0 0 4369 2556" draw:points="4369,-29072 2778,-26516 0,-28506">
          <text:p text:style-name="P5"/>
        </draw:polyline>
        <draw:custom-shape draw:style-name="gr19" draw:text-style-name="P1" draw:layer="layout" svg:width="2.085cm" svg:height="6.38cm" svg:x="10.019cm" svg:y="19.129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2.232cm" svg:height="6.365cm" svg:x="4.419cm" svg:y="18.644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1.905cm" svg:height="1.27cm" draw:transform="rotate (3.1415926535892) translate (9.684cm 19.575cm)">
          <text:p text:style-name="P5"/>
          <draw:enhanced-geometry draw:glue-point-type="segments" draw:type="mso-spt100" draw:modifiers="-90.0146874591962 90.015590687935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olyline draw:style-name="gr12" draw:text-style-name="P1" draw:layer="layout" svg:width="2.53cm" svg:height="1.151cm" draw:transform="skewX (0.418529954628161) rotate (-1.00077179309455) translate (14.6949764895579cm 24.2456366425111cm)" svg:viewBox="0 0 2531 1152" draw:points="0,2577 226,1425 2531,2575">
          <text:p text:style-name="P5"/>
        </draw:polyline>
        <draw:line draw:style-name="gr11" draw:text-style-name="P1" draw:layer="layout" svg:x1="6.443cm" svg:y1="19.265cm" svg:x2="8.705cm" svg:y2="19.265cm">
          <text:p text:style-name="P5"/>
        </draw:line>
        <draw:frame draw:style-name="gr21" draw:text-style-name="P6" draw:layer="layout" svg:width="1.734cm" svg:height="0.692cm" svg:x="4.695cm" svg:y="18.905cm">
          <draw:text-box>
            <text:p text:style-name="P5"><text:span text:style-name="T3">mask_1</text:span></text:p>
          </draw:text-box>
        </draw:frame>
        <draw:custom-shape draw:style-name="gr20" draw:text-style-name="P1" draw:layer="layout" svg:width="1.905cm" svg:height="1.27cm" draw:transform="rotate (3.1415926535892) translate (9.684cm 21.815cm)">
          <text:p text:style-name="P5"/>
          <draw:enhanced-geometry draw:glue-point-type="segments" draw:type="mso-spt100" draw:modifiers="-90.0146874591962 90.015590687935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1" draw:text-style-name="P1" draw:layer="layout" svg:x1="6.443cm" svg:y1="21.505cm" svg:x2="8.752cm" svg:y2="21.516cm">
          <text:p text:style-name="P5"/>
        </draw:line>
        <draw:frame draw:style-name="gr21" draw:text-style-name="P6" draw:layer="layout" svg:width="1.734cm" svg:height="0.692cm" svg:x="4.695cm" svg:y="21.145cm">
          <draw:text-box>
            <text:p text:style-name="P5"><text:span text:style-name="T3">mask_2</text:span></text:p>
          </draw:text-box>
        </draw:frame>
        <draw:custom-shape draw:style-name="gr20" draw:text-style-name="P1" draw:layer="layout" svg:width="1.905cm" svg:height="1.27cm" draw:transform="rotate (3.1415926535892) translate (9.684cm 24.755cm)">
          <text:p text:style-name="P5"/>
          <draw:enhanced-geometry draw:glue-point-type="segments" draw:type="mso-spt100" draw:modifiers="-90.0146874591962 90.015590687935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11" draw:text-style-name="P1" draw:layer="layout" svg:x1="6.443cm" svg:y1="24.445cm" svg:x2="8.705cm" svg:y2="24.445cm">
          <text:p text:style-name="P5"/>
        </draw:line>
        <draw:frame draw:style-name="gr21" draw:text-style-name="P6" draw:layer="layout" svg:width="1.734cm" svg:height="0.692cm" svg:x="4.695cm" svg:y="24.085cm">
          <draw:text-box>
            <text:p text:style-name="P5"><text:span text:style-name="T3">mask_n</text:span></text:p>
          </draw:text-box>
        </draw:frame>
        <draw:g>
          <draw:polygon draw:style-name="gr22" draw:text-style-name="P6" draw:layer="layout" svg:width="2.746cm" svg:height="0.691cm" svg:x="4.457cm" svg:y="17.3cm" svg:viewBox="0 0 2747 692" draw:points="0,692 0,0 2747,0 2747,692">
            <text:p text:style-name="P5"/>
          </draw:polygon>
          <draw:path draw:style-name="gr23" draw:text-style-name="P1" draw:layer="layout" svg:width="0.181cm" svg:height="0.264cm" svg:x="4.741cm" svg:y="17.507cm" svg:viewBox="0 0 182 265" svg:d="m182 0h-33v96l-3-3-2-4-3-3-4-3-3-2-3-3-4-2-4-2-4-1-4-2-4-1-5-1-4-1-5-1h-5-4-10l-9 2-9 2-8 3-8 4-7 4-7 5-6 6-5 7-5 7-4 8-4 9-2 9-2 10-2 10v11 12l2 10 1 11 3 9 4 9 4 9 4 7 6 7 6 6 7 6 7 4 8 4 8 3 9 2 10 2h10 5 5l4-1 5-1 4-1 5-1 4-2 4-2 4-2 3-2 4-3 4-3 3-3 4-3 6-8v24h29zm-89-163h6l6 1 6 2 5 2 5 3 5 3 4 4 4 5 3 5 3 6 3 6 2 6 2 7 1 7 1 8v8 8l-1 7-1 7-2 7-2 6-3 6-3 5-3 5-4 4-4 4-5 3-5 3-5 2-6 2-6 1h-6-7l-6-1-6-2-5-2-6-3-5-3-4-4-4-4-4-5-3-6-3-5-2-7-2-6-1-8-1-7v-8-8l1-7 1-8 2-6 2-7 3-6 3-5 4-5 4-5 4-4 5-3 6-3 5-2 6-2 6-1z">
            <text:p text:style-name="P5"/>
          </draw:path>
          <draw:path draw:style-name="gr23" draw:text-style-name="P1" draw:layer="layout" svg:width="0.19cm" svg:height="0.197cm" svg:x="4.962cm" svg:y="17.574cm" svg:viewBox="0 0 191 198" svg:d="m191 173h-7-2-2l-2-1h-2-1l-2-1-1-1-1-1-1-1-1-1-1-1-1-1v-1-2l-1-1v-2-109-6l-1-6-1-5-2-5-3-4-4-4-3-4-5-3-5-3-6-3-6-2-7-2-7-1-8-1-9-1h-9-11l-10 1-10 2-9 3-4 1-4 2-4 1-3 2-3 2-4 2-2 3-3 2-3 4-2 2-1 2-1 2-2 2-1 2v2l-2 5-1 5-1 6v7h33v-4l1-4 1-4 2-3 1-3 2-3 3-2 2-2 4-2 3-2 4-1 4-1 4-1 5-1h5 6 5 5l4 1 5 1 4 1 3 1 4 1 3 2 3 2 2 2 2 2 2 3 1 2 1 3v3l1 3v8l-1 2v3 2l-1 1-1 2-1 2-2 1-1 1-2 1-3 1-2 1-4 1-7 2-8 1-28 3-17 3-7 1-5 1-4 1-5 2-4 2-4 2-4 2-3 2-3 3-3 2-3 3-2 3-2 3-2 3-2 4-1 3-1 4v4l-1 5v4 6l1 6 2 6 2 5 2 5 3 4 4 4 4 4 4 4 5 3 6 2 6 2 6 2 7 1 7 1h8 9l5-1 4-1h4l5-2 4-1 4-1 4-2 4-2 8-5 8-5 9-7v3l1 4 1 3 1 2 2 3 1 2 2 2 2 2 2 1 3 1 2 2h3l3 1 3 1h4 4 2 2 3l2-1 13-2zm-57-63-1 4v3 1l-1 2v1l-1 2v1l-1 2-1 1-1 1-3 3-3 3-6 4-2 2-3 1-6 3-6 2-6 2-6 1-7 1h-7-4l-5-1h-4l-3-1-4-1-3-1-3-2-3-2-2-2-2-2-2-2-1-3-2-3v-3l-1-3v-3-4l1-3v-3l2-3 1-3 2-2 3-3 2-2 3-2 4-2 4-1 4-2 5-1 5-1 12-2 21-3 7-1 6-1 5-1 5-1 8-3z">
            <text:p text:style-name="P5"/>
          </draw:path>
          <draw:polygon draw:style-name="gr23" draw:text-style-name="P1" draw:layer="layout" svg:width="0.092cm" svg:height="0.243cm" svg:x="5.165cm" svg:y="17.528cm" svg:viewBox="0 0 93 244" draw:points="93,51 59,51 59,0 27,0 27,51 0,51 0,75 27,75 27,215 28,218 28,221 29,224 30,227 31,230 33,232 35,234 38,236 40,238 43,240 46,241 50,242 54,243 58,243 62,244 67,244 73,244 79,243 93,242 93,217 91,217 90,218 88,218 86,218 82,218 78,218 73,218 71,218 69,217 67,217 66,216 64,216 63,215 63,214 62,214 61,213 61,211 60,210 60,208 59,206 59,204 59,202 59,75 93,75">
            <text:p text:style-name="P5"/>
          </draw:polygon>
          <draw:path draw:style-name="gr23" draw:text-style-name="P1" draw:layer="layout" svg:width="0.19cm" svg:height="0.197cm" svg:x="5.284cm" svg:y="17.574cm" svg:viewBox="0 0 191 198" svg:d="m191 173h-7-2-2l-2-1h-2-1l-2-1-1-1-1-1-1-1-1-1-1-1-1-1v-1-2l-1-1v-2-109-6l-1-6-1-5-2-5-3-4-4-4-3-4-5-3-5-3-6-3-6-2-7-2-7-1-8-1-9-1h-9-11l-10 1-10 2-9 3-4 1-4 2-4 1-3 2-3 2-4 2-2 3-3 2-3 4-2 2-1 2-1 2-2 2-1 2v2l-2 5-1 5-1 6v7h33v-4l1-4 1-4 2-3 1-3 2-3 3-2 2-2 4-2 3-2 4-1 4-1 4-1 5-1h5 6 5 5l4 1 5 1 4 1 3 1 4 1 3 2 3 2 2 2 2 2 2 3 1 2 1 3v3l1 3v8l-1 2v3 2l-1 1-1 2-1 2-2 1-1 1-2 1-3 1-2 1-4 1-7 2-8 1-28 3-17 3-7 1-5 1-4 1-5 2-4 2-4 2-4 2-3 2-3 3-3 2-3 3-2 3-2 3-2 3-2 4-1 3-1 4v4l-1 5v4 6l1 6 2 6 2 5 2 5 3 4 4 4 4 4 4 4 5 3 6 2 6 2 6 2 7 1 7 1h8 9l5-1 4-1h4l5-2 4-1 4-1 4-2 4-2 8-5 8-5 9-7v3l1 4 1 3 1 2 2 3 1 2 2 2 2 2 2 1 3 1 2 2h3l3 1 3 1h4 4 2 2 3l2-1 13-2zm-57-63-1 4v3 1l-1 2v1l-1 2v1l-1 2-1 1-1 1-3 3-3 3-6 4-2 2-3 1-6 3-6 2-6 2-6 1-7 1h-7-4l-5-1h-4l-3-1-4-1-3-1-3-2-3-2-2-2-2-2-2-2-1-3-2-3v-3l-1-3v-3-4l1-3v-3l2-3 1-3 2-2 3-3 2-2 3-2 4-2 4-1 4-2 5-1 5-1 12-2 21-3 7-1 6-1 5-1 5-1 8-3z">
            <text:p text:style-name="P5"/>
          </draw:path>
          <draw:polygon draw:style-name="gr23" draw:text-style-name="P1" draw:layer="layout" svg:width="0.231cm" svg:height="0.017cm" svg:x="5.473cm" svg:y="17.808cm" svg:viewBox="0 0 232 18" draw:points="232,0 0,0 0,18 232,18">
            <text:p text:style-name="P5"/>
          </draw:polygon>
          <draw:polygon draw:style-name="gr23" draw:text-style-name="P1" draw:layer="layout" svg:width="0.163cm" svg:height="0.197cm" svg:x="5.71cm" svg:y="17.574cm" svg:viewBox="0 0 164 198" draw:points="157,57 156,50 155,44 153,38 151,32 148,27 145,23 141,18 137,15 132,11 126,8 120,6 114,4 107,2 100,1 92,0 83,0 74,0 66,1 58,2 51,4 44,6 37,9 32,12 26,15 22,19 17,23 14,28 11,33 9,38 7,44 6,50 5,56 6,61 6,66 7,71 9,75 10,79 13,83 16,86 19,90 23,93 28,95 33,98 39,101 45,103 52,105 69,109 100,116 107,118 111,119 114,120 116,122 119,123 121,124 123,126 125,128 126,129 128,131 129,133 129,135 130,137 130,140 130,142 130,145 129,148 128,151 127,154 125,156 123,159 120,161 117,163 114,165 111,166 107,168 103,169 98,170 93,170 88,171 83,171 77,171 71,170 65,169 60,168 55,166 53,165 51,164 49,163 47,162 45,160 44,159 42,157 40,155 39,152 38,150 37,147 36,143 35,140 34,135 0,135 1,143 2,150 3,157 6,163 8,169 12,174 16,178 21,183 26,186 32,189 39,192 46,194 54,196 62,197 71,198 81,198 90,198 99,197 107,196 115,194 123,192 129,189 136,186 142,182 147,178 151,173 155,169 158,163 161,158 163,152 164,146 164,139 164,134 163,129 162,125 161,121 159,117 157,113 154,110 151,107 147,104 143,101 138,98 133,96 128,94 121,92 107,88 77,81 67,79 60,77 56,75 53,74 50,73 48,71 45,69 44,68 42,66 41,64 40,62 39,60 38,57 38,55 39,52 39,49 40,46 41,43 43,41 45,39 47,37 50,35 53,33 56,31 59,30 63,29 67,28 72,28 76,27 81,27 86,27 90,27 95,28 98,29 102,30 105,31 109,33 111,35 114,36 116,39 118,41 119,44 121,47 122,50 122,53 123,57">
            <text:p text:style-name="P5"/>
          </draw:polygon>
          <draw:path draw:style-name="gr23" draw:text-style-name="P1" draw:layer="layout" svg:width="0.19cm" svg:height="0.197cm" svg:x="5.907cm" svg:y="17.574cm" svg:viewBox="0 0 191 198" svg:d="m191 173h-7-2-2l-2-1h-2-1l-2-1-1-1-1-1-1-1-1-1-1-1-1-1v-1-2l-1-1v-2-109-6l-1-6-1-5-2-5-3-4-4-4-3-4-5-3-5-3-6-3-6-2-7-2-7-1-8-1-9-1h-9-11l-10 1-10 2-9 3-4 1-4 2-4 1-3 2-3 2-4 2-2 3-3 2-3 4-2 2-1 2-1 2-2 2-1 2v2l-2 5-1 5-1 6v7h33v-4l1-4 1-4 2-3 1-3 2-3 3-2 2-2 4-2 3-2 4-1 4-1 4-1 5-1h5 6 5 5l4 1 5 1 4 1 3 1 4 1 3 2 3 2 2 2 2 2 2 3 1 2 1 3v3l1 3v8l-1 2v3 2l-1 1-1 2-1 2-2 1-1 1-2 1-3 1-2 1-4 1-7 2-8 1-28 3-17 3-7 1-5 1-4 1-5 2-4 2-4 2-4 2-3 2-3 3-3 2-3 3-2 3-2 3-2 3-2 4-1 3-1 4v4l-1 5v4 6l1 6 2 6 2 5 2 5 3 4 4 4 4 4 4 4 5 3 6 2 6 2 6 2 7 1 7 1h8 9l5-1 4-1h4l5-2 4-1 4-1 4-2 4-2 8-5 8-5 9-7v3l1 4 1 3 1 2 2 3 1 2 2 2 2 2 2 1 3 1 2 2h3l3 1 3 1h4 4 2 2 3l2-1 13-2zm-57-63-1 4v3 1l-1 2v1l-1 2v1l-1 2-1 1-1 1-3 3-3 3-6 4-2 2-3 1-6 3-6 2-6 2-6 1-7 1h-7-4l-5-1h-4l-3-1-4-1-3-1-3-2-3-2-2-2-2-2-2-2-1-3-2-3v-3l-1-3v-3-4l1-3v-3l2-3 1-3 2-2 3-3 2-2 3-2 4-2 4-1 4-2 5-1 5-1 12-2 21-3 7-1 6-1 5-1 5-1 8-3z">
            <text:p text:style-name="P5"/>
          </draw:path>
          <draw:polygon draw:style-name="gr23" draw:text-style-name="P1" draw:layer="layout" svg:width="0.266cm" svg:height="0.189cm" svg:x="6.132cm" svg:y="17.574cm" svg:viewBox="0 0 267 190" draw:points="0,5 0,190 32,190 32,74 32,69 33,64 34,60 36,55 38,51 40,47 43,43 46,40 49,37 53,34 57,32 61,30 66,28 70,27 75,26 80,26 84,26 88,27 92,27 96,28 99,30 102,31 105,33 108,36 110,38 112,41 113,44 115,47 116,51 117,55 117,59 117,63 117,190 150,190 150,74 150,69 151,64 152,60 154,55 156,51 158,47 161,43 164,40 167,37 171,34 175,32 179,30 183,28 188,27 192,26 197,26 201,26 206,27 209,27 213,28 216,30 219,31 222,33 225,36 227,38 229,41 231,44 232,47 233,51 234,55 234,59 234,63 234,190 267,190 267,51 267,45 266,39 265,34 263,29 261,25 259,20 255,17 252,13 248,10 244,7 239,5 233,3 228,2 222,1 215,0 208,0 199,0 194,1 190,1 186,2 182,3 178,5 174,6 171,8 167,10 164,12 160,15 154,21 147,28 144,24 142,21 139,18 137,15 134,13 131,10 128,8 125,7 121,5 118,4 114,2 110,2 106,1 101,0 92,0 87,0 82,0 78,1 73,2 69,3 65,4 61,6 57,7 53,9 50,12 46,14 43,17 39,20 36,23 30,31 30,5">
            <text:p text:style-name="P5"/>
          </draw:polygon>
          <draw:path draw:style-name="gr23" draw:text-style-name="P1" draw:layer="layout" svg:width="0.181cm" svg:height="0.266cm" svg:x="6.45cm" svg:y="17.574cm" svg:viewBox="0 0 182 267" svg:d="m0 267h33v-96l6 7 3 3 4 2 3 3 4 2 4 2 3 2 4 2 4 1 4 1 5 1 4 1 5 1h9 10l9-2 8-2 8-3 8-4 7-4 7-6 6-6 5-7 5-7 4-8 3-9 3-9 2-10 1-10 1-11-1-11-1-11-2-10-2-10-4-9-4-8-5-8-5-7-6-6-7-5-7-5-8-4-8-3-9-2-9-2h-10-5l-5 1h-5l-4 1-5 1-4 2-5 1-4 2-4 2-3 3-4 3-4 3-3 3-3 3-3 4-3 4v-28h-30zm89 22h6l7 1 6 2 5 2 5 3 5 3 5 4 4 5 3 5 4 6 2 6 3 6 1 7 2 7 1 8v8 8l-1 7-2 7-2 7-2 6-3 6-3 5-4 5-4 5-4 4-5 3-5 3-6 2-6 2-6 1h-6-7l-5-1-6-2-5-2-5-3-5-3-4-4-4-4-3-5-3-6-3-6-2-6-2-7-1-7-1-8v-8-8l1-7 1-8 2-6 2-7 3-6 3-5 3-5 4-5 4-4 5-3 5-3 5-2 6-2 5-1z">
            <text:p text:style-name="P5"/>
          </draw:path>
          <draw:polygon draw:style-name="gr23" draw:text-style-name="P1" draw:layer="layout" svg:width="0.032cm" svg:height="0.256cm" svg:x="6.67cm" svg:y="17.507cm" svg:viewBox="0 0 33 257" draw:points="33,0 0,0 0,257 33,257">
            <text:p text:style-name="P5"/>
          </draw:polygon>
          <draw:path draw:style-name="gr23" draw:text-style-name="P1" draw:layer="layout" svg:width="0.182cm" svg:height="0.197cm" svg:x="6.744cm" svg:y="17.574cm" svg:viewBox="0 0 183 198" svg:d="m183 107-1-19v-8l-1-8-1-7-1-6-2-6-2-5-3-5-3-6-3-5-4-4-4-4-5-4-5-4-5-3-5-3-6-3-6-2-6-2-7-1-6-1-7-1h-7-10l-10 2-10 2-8 3-9 4-7 5-7 5-7 6-6 7-5 8-4 8-3 9-3 9-2 10-2 11v11 11l2 11 2 10 2 9 4 9 4 8 5 7 6 7 6 6 7 5 7 5 9 3 8 3 10 2 10 2h10 9l8-1 8-1 7-2 7-3 7-3 6-3 6-4 5-4 5-5 4-5 4-6 4-6 2-7 3-7 1-7h-31l-2 4-2 4-3 4-2 4-3 3-3 3-3 3-3 3-3 2-4 2-4 1-4 2-4 1h-4l-5 1h-5-4-4l-3-1-4-1-3-1-3-1-4-1-3-1-3-2-3-2-2-2-3-2-2-2-3-3-2-2-2-3-3-4-2-4-2-5-1-4-2-5v-6l-1-6v-6zm1-24 1-6 1-6 1-6 2-5 3-5 3-5 3-4 3-4 4-3 5-3 4-3 5-2 5-2 5-1 6-1h6 6l6 1 5 1 5 2 5 2 5 3 4 3 4 4 4 4 3 4 3 4 2 5 2 5 2 5 1 5v6 0 1 0 0 0 0 0 0h-1v1z">
            <text:p text:style-name="P5"/>
          </draw:path>
        </draw:g>
        <draw:polyline draw:style-name="gr10" draw:text-style-name="P1" draw:layer="layout" svg:width="1.457cm" svg:height="0.475cm" draw:transform="skewX (1.20619704605305) rotate (-0.352207443053575) translate (7.673cm 23.313cm)" svg:viewBox="0 0 1458 476" draw:points="0,38470 0,38470 1421,38946 1458,38591">
          <text:p text:style-name="P5"/>
        </draw:polyline>
        <draw:line draw:style-name="gr11" draw:text-style-name="P1" draw:layer="layout" svg:x1="7.706cm" svg:y1="18.563cm" svg:x2="8.717cm" svg:y2="18.563cm">
          <text:p text:style-name="P5"/>
        </draw:line>
        <draw:line draw:style-name="gr11" draw:text-style-name="P1" draw:layer="layout" svg:x1="7.665cm" svg:y1="20.777cm" svg:x2="8.741cm" svg:y2="20.78cm">
          <text:p text:style-name="P5"/>
        </draw:line>
        <draw:g>
          <draw:line draw:style-name="gr14" draw:text-style-name="P1" draw:layer="layout" svg:x1="13.45cm" svg:y1="18.669cm" svg:x2="13.45cm" svg:y2="19.96cm">
            <text:p text:style-name="P5"/>
          </draw:line>
          <draw:line draw:style-name="gr14" draw:text-style-name="P1" draw:layer="layout" svg:x1="12.719cm" svg:y1="18.442cm" svg:x2="12.719cm" svg:y2="19.235cm">
            <text:p text:style-name="P5"/>
          </draw:line>
          <draw:line draw:style-name="gr14" draw:text-style-name="P1" draw:layer="layout" svg:x1="12.719cm" svg:y1="18.442cm" svg:x2="13.45cm" svg:y2="18.669cm">
            <text:p text:style-name="P5"/>
          </draw:line>
          <draw:line draw:style-name="gr14" draw:text-style-name="P1" draw:layer="layout" svg:x1="12.719cm" svg:y1="20.21cm" svg:x2="13.45cm" svg:y2="19.983cm">
            <text:p text:style-name="P5"/>
          </draw:line>
          <draw:line draw:style-name="gr14" draw:text-style-name="P1" draw:layer="layout" svg:x1="12.719cm" svg:y1="19.418cm" svg:x2="12.719cm" svg:y2="20.187cm">
            <text:p text:style-name="P5"/>
          </draw:line>
          <draw:line draw:style-name="gr14" draw:text-style-name="P1" draw:layer="layout" svg:x1="12.719cm" svg:y1="19.235cm" svg:x2="12.923cm" svg:y2="19.33cm">
            <text:p text:style-name="P5"/>
          </draw:line>
          <draw:line draw:style-name="gr14" draw:text-style-name="P1" draw:layer="layout" svg:x1="12.719cm" svg:y1="19.418cm" svg:x2="12.923cm" svg:y2="19.323cm">
            <text:p text:style-name="P5"/>
          </draw:line>
          <draw:line draw:style-name="gr14" draw:text-style-name="P1" draw:layer="layout" svg:x1="13.082cm" svg:y1="19.292cm" svg:x2="13.224cm" svg:y2="19.292cm">
            <text:p text:style-name="P5"/>
          </draw:line>
          <draw:line draw:style-name="gr14" draw:text-style-name="P1" draw:layer="layout" svg:x1="13.09cm" svg:y1="19.378cm" svg:x2="13.232cm" svg:y2="19.378cm">
            <text:p text:style-name="P5"/>
          </draw:line>
          <draw:line draw:style-name="gr14" draw:text-style-name="P1" draw:layer="layout" svg:x1="13.079cm" svg:y1="19.378cm" svg:x2="13.221cm" svg:y2="19.378cm">
            <text:p text:style-name="P5"/>
          </draw:line>
        </draw:g>
        <draw:g>
          <draw:line draw:style-name="gr14" draw:text-style-name="P1" draw:layer="layout" svg:x1="13.45cm" svg:y1="20.909cm" svg:x2="13.45cm" svg:y2="22.2cm">
            <text:p text:style-name="P5"/>
          </draw:line>
          <draw:line draw:style-name="gr14" draw:text-style-name="P1" draw:layer="layout" svg:x1="12.719cm" svg:y1="20.682cm" svg:x2="12.719cm" svg:y2="21.475cm">
            <text:p text:style-name="P5"/>
          </draw:line>
          <draw:line draw:style-name="gr14" draw:text-style-name="P1" draw:layer="layout" svg:x1="12.719cm" svg:y1="20.682cm" svg:x2="13.45cm" svg:y2="20.909cm">
            <text:p text:style-name="P5"/>
          </draw:line>
          <draw:line draw:style-name="gr14" draw:text-style-name="P1" draw:layer="layout" svg:x1="12.719cm" svg:y1="22.45cm" svg:x2="13.45cm" svg:y2="22.223cm">
            <text:p text:style-name="P5"/>
          </draw:line>
          <draw:line draw:style-name="gr14" draw:text-style-name="P1" draw:layer="layout" svg:x1="12.719cm" svg:y1="21.658cm" svg:x2="12.719cm" svg:y2="22.427cm">
            <text:p text:style-name="P5"/>
          </draw:line>
          <draw:line draw:style-name="gr14" draw:text-style-name="P1" draw:layer="layout" svg:x1="12.719cm" svg:y1="21.475cm" svg:x2="12.923cm" svg:y2="21.57cm">
            <text:p text:style-name="P5"/>
          </draw:line>
          <draw:line draw:style-name="gr14" draw:text-style-name="P1" draw:layer="layout" svg:x1="12.719cm" svg:y1="21.658cm" svg:x2="12.923cm" svg:y2="21.563cm">
            <text:p text:style-name="P5"/>
          </draw:line>
          <draw:line draw:style-name="gr14" draw:text-style-name="P1" draw:layer="layout" svg:x1="13.082cm" svg:y1="21.532cm" svg:x2="13.224cm" svg:y2="21.532cm">
            <text:p text:style-name="P5"/>
          </draw:line>
          <draw:line draw:style-name="gr14" draw:text-style-name="P1" draw:layer="layout" svg:x1="13.09cm" svg:y1="21.618cm" svg:x2="13.232cm" svg:y2="21.618cm">
            <text:p text:style-name="P5"/>
          </draw:line>
          <draw:line draw:style-name="gr14" draw:text-style-name="P1" draw:layer="layout" svg:x1="13.079cm" svg:y1="21.618cm" svg:x2="13.221cm" svg:y2="21.618cm">
            <text:p text:style-name="P5"/>
          </draw:line>
        </draw:g>
        <draw:g>
          <draw:line draw:style-name="gr14" draw:text-style-name="P1" draw:layer="layout" svg:x1="13.45cm" svg:y1="23.849cm" svg:x2="13.45cm" svg:y2="25.14cm">
            <text:p text:style-name="P5"/>
          </draw:line>
          <draw:line draw:style-name="gr14" draw:text-style-name="P1" draw:layer="layout" svg:x1="12.719cm" svg:y1="23.622cm" svg:x2="12.719cm" svg:y2="24.415cm">
            <text:p text:style-name="P5"/>
          </draw:line>
          <draw:line draw:style-name="gr14" draw:text-style-name="P1" draw:layer="layout" svg:x1="12.719cm" svg:y1="23.622cm" svg:x2="13.45cm" svg:y2="23.849cm">
            <text:p text:style-name="P5"/>
          </draw:line>
          <draw:line draw:style-name="gr14" draw:text-style-name="P1" draw:layer="layout" svg:x1="12.719cm" svg:y1="25.39cm" svg:x2="13.45cm" svg:y2="25.163cm">
            <text:p text:style-name="P5"/>
          </draw:line>
          <draw:line draw:style-name="gr14" draw:text-style-name="P1" draw:layer="layout" svg:x1="12.719cm" svg:y1="24.598cm" svg:x2="12.719cm" svg:y2="25.367cm">
            <text:p text:style-name="P5"/>
          </draw:line>
          <draw:line draw:style-name="gr14" draw:text-style-name="P1" draw:layer="layout" svg:x1="12.719cm" svg:y1="24.415cm" svg:x2="12.923cm" svg:y2="24.51cm">
            <text:p text:style-name="P5"/>
          </draw:line>
          <draw:line draw:style-name="gr14" draw:text-style-name="P1" draw:layer="layout" svg:x1="12.719cm" svg:y1="24.598cm" svg:x2="12.923cm" svg:y2="24.503cm">
            <text:p text:style-name="P5"/>
          </draw:line>
          <draw:line draw:style-name="gr14" draw:text-style-name="P1" draw:layer="layout" svg:x1="13.082cm" svg:y1="24.472cm" svg:x2="13.224cm" svg:y2="24.472cm">
            <text:p text:style-name="P5"/>
          </draw:line>
          <draw:line draw:style-name="gr14" draw:text-style-name="P1" draw:layer="layout" svg:x1="13.09cm" svg:y1="24.558cm" svg:x2="13.232cm" svg:y2="24.558cm">
            <text:p text:style-name="P5"/>
          </draw:line>
          <draw:line draw:style-name="gr14" draw:text-style-name="P1" draw:layer="layout" svg:x1="13.079cm" svg:y1="24.558cm" svg:x2="13.221cm" svg:y2="24.558cm">
            <text:p text:style-name="P5"/>
          </draw:line>
        </draw:g>
        <draw:line draw:style-name="gr11" draw:text-style-name="P1" draw:layer="layout" svg:x1="9.684cm" svg:y1="18.877cm" svg:x2="12.719cm" svg:y2="18.877cm">
          <text:p text:style-name="P5"/>
        </draw:line>
        <draw:line draw:style-name="gr11" draw:text-style-name="P1" draw:layer="layout" svg:x1="9.684cm" svg:y1="21.181cm" svg:x2="12.719cm" svg:y2="21.181cm">
          <text:p text:style-name="P5"/>
        </draw:line>
        <draw:line draw:style-name="gr11" draw:text-style-name="P1" draw:layer="layout" svg:x1="9.684cm" svg:y1="24.078cm" svg:x2="12.719cm" svg:y2="24.078cm">
          <text:p text:style-name="P5"/>
        </draw:line>
        <draw:line draw:style-name="gr11" draw:text-style-name="P1" draw:layer="layout" svg:x1="11.796cm" svg:y1="19.798cm" svg:x2="12.719cm" svg:y2="19.798cm">
          <text:p text:style-name="P5"/>
        </draw:line>
        <draw:frame draw:style-name="gr24" draw:text-style-name="P6" draw:layer="layout" svg:width="1.526cm" svg:height="0.692cm" svg:x="10.225cm" svg:y="19.369cm">
          <draw:text-box>
            <text:p text:style-name="P5"><text:span text:style-name="T3">key_1</text:span></text:p>
          </draw:text-box>
        </draw:frame>
        <draw:frame draw:style-name="gr24" draw:text-style-name="P6" draw:layer="layout" svg:width="1.526cm" svg:height="0.692cm" svg:x="10.283cm" svg:y="21.663cm">
          <draw:text-box>
            <text:p text:style-name="P5"><text:span text:style-name="T3">key_2</text:span></text:p>
          </draw:text-box>
        </draw:frame>
        <draw:line draw:style-name="gr11" draw:text-style-name="P1" draw:layer="layout" svg:x1="11.796cm" svg:y1="24.978cm" svg:x2="12.719cm" svg:y2="24.978cm">
          <text:p text:style-name="P5"/>
        </draw:line>
        <draw:frame draw:style-name="gr24" draw:text-style-name="P6" draw:layer="layout" svg:width="1.526cm" svg:height="0.692cm" svg:x="10.283cm" svg:y="24.598cm">
          <draw:text-box>
            <text:p text:style-name="P5"><text:span text:style-name="T3">key_n</text:span></text:p>
          </draw:text-box>
        </draw:frame>
        <draw:polyline draw:style-name="gr25" draw:text-style-name="P1" draw:layer="layout" svg:width="4.136cm" svg:height="0.441cm" draw:transform="skewX (-0.877900613752982) rotate (1.67830860871743) translate (7.6652072975549cm 21.7146872884925cm)" svg:viewBox="0 0 4137 442" draw:points="0,10582 3566,11024 4137,10589">
          <text:p text:style-name="P5"/>
        </draw:polyline>
        <draw:line draw:style-name="gr26" draw:text-style-name="P1" draw:layer="layout" svg:x1="13.05cm" svg:y1="23.418cm" svg:x2="13.05cm" svg:y2="22.66cm">
          <text:p text:style-name="P5"/>
        </draw:line>
        <draw:polyline draw:style-name="gr12" draw:text-style-name="P1" draw:layer="layout" svg:width="5.209cm" svg:height="2.566cm" draw:transform="skewX (0.795521073058865) rotate (-0.6941174435192) translate (17.1057357203629cm 21.155655442797cm)" svg:viewBox="0 0 5210 2567" draw:points="0,13203 465,10636 5210,13198">
          <text:p text:style-name="P5"/>
        </draw:polyline>
        <draw:line draw:style-name="gr11" draw:text-style-name="P1" draw:layer="layout" svg:x1="20.477cm" svg:y1="23.891cm" svg:x2="21.8cm" svg:y2="23.891cm">
          <text:p text:style-name="P5"/>
        </draw:line>
        <draw:line draw:style-name="gr26" draw:text-style-name="P1" draw:layer="layout" svg:x1="5.45cm" svg:y1="23.418cm" svg:x2="5.45cm" svg:y2="22.66cm">
          <text:p text:style-name="P5"/>
        </draw:line>
        <draw:line draw:style-name="gr27" draw:text-style-name="P1" draw:layer="layout" svg:x1="7.673cm" svg:y1="23.396cm" svg:x2="7.673cm" svg:y2="22.638cm">
          <text:p text:style-name="P5"/>
        </draw:line>
        <draw:custom-shape draw:style-name="gr28" draw:text-style-name="P1" draw:layer="layout" svg:width="1.808cm" svg:height="0.717cm" draw:transform="rotate (1.5707963267946) translate (14.448cm 28.279cm)">
          <text:p text:style-name="P5"/>
          <draw:enhanced-geometry svg:viewBox="0 0 21600 21600" draw:mirror-horizontal="false" draw:mirror-vertical="false" draw:glue-points="?f6 10800 10800 21600 ?f5 10800 10800 0" draw:text-areas="?f3 ?f3 ?f4 ?f4" draw:type="trapezoid" draw:modifiers="3104.47761194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1" draw:layer="layout" svg:x1="13.44cm" svg:y1="26.86cm" svg:x2="14.458cm" svg:y2="26.86cm">
          <text:p text:style-name="P5"/>
        </draw:line>
        <draw:polyline draw:style-name="gr29" draw:text-style-name="P1" draw:layer="layout" svg:width="2.337cm" svg:height="1.083cm" draw:transform="skewX (0.426907535037732) rotate (-2.54870430668802) translate (17.1935908192507cm 26.612630776371cm)" svg:viewBox="0 0 2338 1084" draw:points="2338,-62862 1382,-63355 1145,-62271 0,-62861">
          <text:p text:style-name="P5"/>
        </draw:polyline>
        <draw:frame draw:style-name="gr30" draw:text-style-name="P6" draw:layer="layout" svg:width="0.697cm" svg:height="0.692cm" svg:x="14.397cm" svg:y="26.594cm">
          <draw:text-box>
            <text:p text:style-name="P5"><text:span text:style-name="T3">1</text:span></text:p>
          </draw:text-box>
        </draw:frame>
        <draw:frame draw:style-name="gr31" draw:text-style-name="P6" draw:layer="layout" svg:width="0.697cm" svg:height="0.692cm" svg:x="14.348cm" svg:y="27.459cm">
          <draw:text-box>
            <text:p text:style-name="P5"><text:span text:style-name="T3">0</text:span></text:p>
          </draw:text-box>
        </draw:frame>
        <draw:frame draw:style-name="gr32" draw:text-style-name="P6" draw:layer="layout" svg:width="2.016cm" svg:height="0.692cm" svg:x="11.44cm" svg:y="27.538cm">
          <draw:text-box>
            <text:p text:style-name="P5"><text:span text:style-name="T3">code_n</text:span></text:p>
          </draw:text-box>
        </draw:frame>
        <draw:line draw:style-name="gr11" draw:text-style-name="P1" draw:layer="layout" svg:x1="13.463cm" svg:y1="27.858cm" svg:x2="14.483cm" svg:y2="27.858cm">
          <text:p text:style-name="P5"/>
        </draw:line>
        <draw:frame draw:style-name="gr32" draw:text-style-name="P6" draw:layer="layout" svg:width="1.967cm" svg:height="0.692cm" svg:x="11.451cm" svg:y="26.509cm">
          <draw:text-box>
            <text:p text:style-name="P5"><text:span text:style-name="T3">code_n-1</text:span></text:p>
          </draw:text-box>
        </draw:frame>
        <draw:frame draw:style-name="gr32" draw:text-style-name="P6" draw:layer="layout" svg:width="1.743cm" svg:height="0.692cm" svg:x="15.148cm" svg:y="23.702cm">
          <draw:text-box>
            <text:p text:style-name="P5"><text:span text:style-name="T3">code_2</text:span></text:p>
          </draw:text-box>
        </draw:frame>
        <draw:custom-shape draw:style-name="gr28" draw:text-style-name="P1" draw:layer="layout" svg:width="1.808cm" svg:height="0.717cm" draw:transform="rotate (1.5707963267946) translate (17.127cm 26.51cm)">
          <text:p text:style-name="P5"/>
          <draw:enhanced-geometry svg:viewBox="0 0 21600 21600" draw:mirror-horizontal="false" draw:mirror-vertical="false" draw:glue-points="?f6 10800 10800 21600 ?f5 10800 10800 0" draw:text-areas="?f3 ?f3 ?f4 ?f4" draw:type="trapezoid" draw:modifiers="3104.47761194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0" draw:text-style-name="P6" draw:layer="layout" svg:width="0.697cm" svg:height="0.692cm" svg:x="17.076cm" svg:y="24.825cm">
          <draw:text-box>
            <text:p text:style-name="P5"><text:span text:style-name="T3">1</text:span></text:p>
          </draw:text-box>
        </draw:frame>
        <draw:frame draw:style-name="gr31" draw:text-style-name="P6" draw:layer="layout" svg:width="0.697cm" svg:height="0.692cm" svg:x="17.027cm" svg:y="25.59cm">
          <draw:text-box>
            <text:p text:style-name="P5"><text:span text:style-name="T3">0</text:span></text:p>
          </draw:text-box>
        </draw:frame>
        <draw:polyline draw:style-name="gr33" draw:text-style-name="P1" draw:layer="layout" svg:width="2.268cm" svg:height="1.064cm" draw:transform="skewX (0.448898683612857) rotate (-2.53247274464448) translate (19.7907761777245cm 24.8435925447132cm)" svg:viewBox="0 0 2269 1065" draw:points="2269,-62912 1341,-63397 1111,-62332 0,-62911">
          <text:p text:style-name="P5"/>
        </draw:polyline>
        <draw:custom-shape draw:style-name="gr28" draw:text-style-name="P1" draw:layer="layout" svg:width="1.808cm" svg:height="0.717cm" draw:transform="rotate (1.5707963267946) translate (19.728cm 24.81cm)">
          <text:p text:style-name="P5"/>
          <draw:enhanced-geometry svg:viewBox="0 0 21600 21600" draw:mirror-horizontal="false" draw:mirror-vertical="false" draw:glue-points="?f6 10800 10800 21600 ?f5 10800 10800 0" draw:text-areas="?f3 ?f3 ?f4 ?f4" draw:type="trapezoid" draw:modifiers="3104.477611940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0" draw:text-style-name="P6" draw:layer="layout" svg:width="0.697cm" svg:height="0.692cm" svg:x="19.677cm" svg:y="23.125cm">
          <draw:text-box>
            <text:p text:style-name="P5"><text:span text:style-name="T3">1</text:span></text:p>
          </draw:text-box>
        </draw:frame>
        <draw:frame draw:style-name="gr31" draw:text-style-name="P6" draw:layer="layout" svg:width="0.697cm" svg:height="0.692cm" svg:x="19.628cm" svg:y="23.89cm">
          <draw:text-box>
            <text:p text:style-name="P5"><text:span text:style-name="T3">0</text:span></text:p>
          </draw:text-box>
        </draw:frame>
        <draw:polyline draw:style-name="gr11" draw:text-style-name="P1" draw:layer="layout" svg:width="1.349cm" svg:height="0.625cm" draw:transform="skewX (-0.0132645023151544) rotate (-0.593761011529545) translate (16.0081561488888cm 24.3937619239947cm)" svg:viewBox="0 0 1350 626" draw:points="0,22525 414,23151 1350,22525">
          <text:p text:style-name="P5"/>
        </draw:polyline>
        <draw:frame draw:style-name="gr32" draw:text-style-name="P6" draw:layer="layout" svg:width="1.743cm" svg:height="0.692cm" svg:x="17.749cm" svg:y="22.003cm">
          <draw:text-box>
            <text:p text:style-name="P5"><text:span text:style-name="T3">code_1</text:span></text:p>
          </draw:text-box>
        </draw:frame>
        <draw:polyline draw:style-name="gr11" draw:text-style-name="P1" draw:layer="layout" svg:width="1.296cm" svg:height="0.613cm" draw:transform="skewX (-0.0691150383789624) rotate (-0.621686279561449) translate (18.6740626644669cm 22.6948983789639cm)" svg:viewBox="0 0 1297 614" draw:points="0,15145 397,15759 1297,15145">
          <text:p text:style-name="P5"/>
        </draw:polyline>
        <draw:polyline draw:style-name="gr12" draw:text-style-name="P1" draw:layer="layout" svg:width="7.591cm" svg:height="3.264cm" draw:transform="skewX (0.999200996766565) rotate (-0.516093859815812) translate (19.4769397640137cm 19.0182076733166cm)" svg:viewBox="0 0 7592 3265" draw:points="0,17124 678,13859 7592,17117">
          <text:p text:style-name="P5"/>
        </draw:polyline>
        <draw:line draw:style-name="gr11" draw:text-style-name="P1" draw:layer="layout" svg:x1="11.797cm" svg:y1="22.043cm" svg:x2="12.72cm" svg:y2="22.043cm">
          <text:p text:style-name="P5"/>
        </draw:line>
        <draw:rect draw:style-name="gr34" draw:text-style-name="P1" draw:layer="layout" svg:width="9.475cm" svg:height="11.407cm" svg:x="30.552cm" svg:y="1.971cm">
          <text:p text:style-name="P5"/>
        </draw:rect>
        <draw:rect draw:style-name="gr35" draw:text-style-name="P1" draw:layer="layout" svg:width="6cm" svg:height="7.151cm" svg:x="33.031cm" svg:y="3.72cm">
          <text:p text:style-name="P5"/>
        </draw:rect>
        <draw:frame draw:style-name="gr36" draw:text-style-name="P6" draw:layer="layout" svg:width="1.197cm" svg:height="0.692cm" svg:x="36.157cm" svg:y="9.666cm">
          <draw:text-box>
            <text:p text:style-name="P5"><text:span text:style-name="T3">0x</text:span></text:p>
          </draw:text-box>
        </draw:frame>
        <draw:custom-shape draw:style-name="gr37" draw:text-style-name="P7" draw:layer="layout" svg:width="1.356cm" svg:height="1.133cm" svg:x="37.265cm" svg:y="4.571cm">
          <text:p text:style-name="P2"><text:span text:style-name="T3">Depth </text:span></text:p>
          <text:p text:style-name="P2"><text:span text:style-name="T3">count</text:span></text:p>
          <draw:enhanced-geometry svg:viewBox="0 0 21600 21600" draw:mirror-horizontal="true" draw:mirror-vertical="false" draw:type="rectangle" draw:enhanced-path="M 0 0 L 21600 0 21600 21600 0 21600 0 0 Z N"/>
        </draw:custom-shape>
        <draw:line draw:style-name="gr38" draw:text-style-name="P1" draw:layer="layout" svg:x1="35.177cm" svg:y1="10.054cm" svg:x2="36.293cm" svg:y2="10.054cm">
          <text:p text:style-name="P5"/>
        </draw:line>
        <draw:frame draw:style-name="gr39" draw:text-style-name="P6" draw:layer="layout" svg:width="0.918cm" svg:height="0.692cm" svg:x="34.259cm" svg:y="9.727cm">
          <draw:text-box>
            <text:p text:style-name="P5"><text:span text:style-name="T3">'0'</text:span></text:p>
          </draw:text-box>
        </draw:frame>
        <draw:g>
          <draw:line draw:style-name="gr14" draw:text-style-name="P1" draw:layer="layout" svg:x1="37.024cm" svg:y1="8.245cm" svg:x2="37.024cm" svg:y2="10.1cm">
            <text:p text:style-name="P5"/>
          </draw:line>
          <draw:line draw:style-name="gr14" draw:text-style-name="P1" draw:layer="layout" svg:x1="36.293cm" svg:y1="7.919cm" svg:x2="37.024cm" svg:y2="8.245cm">
            <text:p text:style-name="P5"/>
          </draw:line>
          <draw:line draw:style-name="gr14" draw:text-style-name="P1" draw:layer="layout" svg:x1="36.293cm" svg:y1="10.459cm" svg:x2="37.024cm" svg:y2="10.133cm">
            <text:p text:style-name="P5"/>
          </draw:line>
          <draw:line draw:style-name="gr14" draw:text-style-name="P1" draw:layer="layout" svg:x1="36.293cm" svg:y1="7.919cm" svg:x2="36.293cm" svg:y2="10.426cm">
            <text:p text:style-name="P5"/>
          </draw:line>
        </draw:g>
        <draw:frame draw:style-name="gr36" draw:text-style-name="P6" draw:layer="layout" svg:width="1.197cm" svg:height="0.692cm" svg:x="36.158cm" svg:y="8.866cm">
          <draw:text-box>
            <text:p text:style-name="P5"><text:span text:style-name="T3">10</text:span></text:p>
          </draw:text-box>
        </draw:frame>
        <draw:frame draw:style-name="gr36" draw:text-style-name="P6" draw:layer="layout" svg:width="1.197cm" svg:height="0.692cm" svg:x="36.158cm" svg:y="8.066cm">
          <draw:text-box>
            <text:p text:style-name="P5"><text:span text:style-name="T3">11</text:span></text:p>
          </draw:text-box>
        </draw:frame>
        <draw:g>
          <draw:line draw:style-name="gr14" draw:text-style-name="P1" draw:layer="layout" svg:x1="36.283cm" svg:y1="7.413cm" svg:x2="37.154cm" svg:y2="7.413cm">
            <text:p text:style-name="P5"/>
          </draw:line>
          <draw:line draw:style-name="gr14" draw:text-style-name="P1" draw:layer="layout" svg:x1="36.13cm" svg:y1="6.774cm" svg:x2="36.665cm" svg:y2="6.774cm">
            <text:p text:style-name="P5"/>
          </draw:line>
          <draw:line draw:style-name="gr14" draw:text-style-name="P1" draw:layer="layout" svg:x1="36.13cm" svg:y1="6.774cm" svg:x2="36.283cm" svg:y2="7.413cm">
            <text:p text:style-name="P5"/>
          </draw:line>
          <draw:line draw:style-name="gr14" draw:text-style-name="P1" draw:layer="layout" svg:x1="37.308cm" svg:y1="6.774cm" svg:x2="37.17cm" svg:y2="7.413cm">
            <text:p text:style-name="P5"/>
          </draw:line>
          <draw:line draw:style-name="gr14" draw:text-style-name="P1" draw:layer="layout" svg:x1="36.789cm" svg:y1="6.774cm" svg:x2="37.308cm" svg:y2="6.774cm">
            <text:p text:style-name="P5"/>
          </draw:line>
          <draw:line draw:style-name="gr14" draw:text-style-name="P1" draw:layer="layout" svg:x1="36.665cm" svg:y1="6.774cm" svg:x2="36.729cm" svg:y2="6.952cm">
            <text:p text:style-name="P5"/>
          </draw:line>
          <draw:line draw:style-name="gr14" draw:text-style-name="P1" draw:layer="layout" svg:x1="36.789cm" svg:y1="6.774cm" svg:x2="36.725cm" svg:y2="6.952cm">
            <text:p text:style-name="P5"/>
          </draw:line>
          <draw:line draw:style-name="gr14" draw:text-style-name="P1" draw:layer="layout" svg:x1="36.655cm" svg:y1="7.15cm" svg:x2="36.805cm" svg:y2="7.15cm">
            <text:p text:style-name="P5"/>
          </draw:line>
          <draw:line draw:style-name="gr14" draw:text-style-name="P1" draw:layer="layout" svg:x1="36.725cm" svg:y1="7.082cm" svg:x2="36.725cm" svg:y2="7.23cm">
            <text:p text:style-name="P5"/>
          </draw:line>
        </draw:g>
        <draw:line draw:style-name="gr11" draw:text-style-name="P1" draw:layer="layout" svg:x1="36.667cm" svg:y1="7.411cm" svg:x2="36.667cm" svg:y2="8.066cm">
          <text:p text:style-name="P5"/>
        </draw:line>
        <draw:polyline draw:style-name="gr12" draw:text-style-name="P1" draw:layer="layout" svg:width="1.604cm" svg:height="0.234cm" draw:transform="skewX (0.434412450821307) rotate (1.4245377354775) translate (36.814637900875cm 6.63342431034346cm)" svg:viewBox="0 0 1605 235" draw:points="1605,75012 1462,74777 0,75007">
          <text:p text:style-name="P5"/>
        </draw:polyline>
        <draw:line draw:style-name="gr14" draw:text-style-name="P1" draw:layer="layout" svg:x1="33.679cm" svg:y1="7.379cm" svg:x2="34.902cm" svg:y2="7.379cm">
          <text:p text:style-name="P5"/>
        </draw:line>
        <draw:line draw:style-name="gr14" draw:text-style-name="P1" draw:layer="layout" svg:x1="33.464cm" svg:y1="6.775cm" svg:x2="34.215cm" svg:y2="6.775cm">
          <text:p text:style-name="P5"/>
        </draw:line>
        <draw:line draw:style-name="gr14" draw:text-style-name="P1" draw:layer="layout" svg:x1="33.464cm" svg:y1="6.775cm" svg:x2="33.679cm" svg:y2="7.379cm">
          <text:p text:style-name="P5"/>
        </draw:line>
        <draw:line draw:style-name="gr14" draw:text-style-name="P1" draw:layer="layout" svg:x1="35.118cm" svg:y1="6.775cm" svg:x2="34.924cm" svg:y2="7.379cm">
          <text:p text:style-name="P5"/>
        </draw:line>
        <draw:line draw:style-name="gr14" draw:text-style-name="P1" draw:layer="layout" svg:x1="34.389cm" svg:y1="6.775cm" svg:x2="35.118cm" svg:y2="6.775cm">
          <text:p text:style-name="P5"/>
        </draw:line>
        <draw:line draw:style-name="gr14" draw:text-style-name="P1" draw:layer="layout" svg:x1="34.215cm" svg:y1="6.775cm" svg:x2="34.305cm" svg:y2="6.943cm">
          <text:p text:style-name="P5"/>
        </draw:line>
        <draw:line draw:style-name="gr14" draw:text-style-name="P1" draw:layer="layout" svg:x1="34.389cm" svg:y1="6.775cm" svg:x2="34.299cm" svg:y2="6.943cm">
          <text:p text:style-name="P5"/>
        </draw:line>
        <draw:line draw:style-name="gr14" draw:text-style-name="P1" draw:layer="layout" svg:x1="34.217cm" svg:y1="7.13cm" svg:x2="34.379cm" svg:y2="7.13cm">
          <text:p text:style-name="P5"/>
        </draw:line>
        <draw:line draw:style-name="gr14" draw:text-style-name="P1" draw:layer="layout" svg:x1="34.299cm" svg:y1="7.066cm" svg:x2="34.299cm" svg:y2="7.206cm">
          <text:p text:style-name="P5"/>
        </draw:line>
        <draw:polyline draw:style-name="gr11" draw:text-style-name="P1" draw:layer="layout" svg:width="9.706cm" svg:height="2.777cm" draw:transform="skewX (-1.14109626495368) rotate (-1.18682389135711) translate (32.5928496538423cm 0.202212081370994cm)" svg:viewBox="0 0 9707 2778" draw:points="0,-58741 1957,-59497 2520,-57510 9707,-60288">
          <text:p text:style-name="P5"/>
        </draw:polyline>
        <draw:polyline draw:style-name="gr10" draw:text-style-name="P1" draw:layer="layout" svg:width="2.795cm" svg:height="0.974cm" draw:transform="skewX (1.17530471829276) rotate (-0.381878040337474) translate (34.335cm 7.379cm)" svg:viewBox="0 0 2796 975" draw:points="0,-11896 0,-11896 2728,-10921 2796,-11647">
          <text:p text:style-name="P5"/>
        </draw:polyline>
        <draw:line draw:style-name="gr40" draw:text-style-name="P1" draw:layer="layout" svg:x1="34.793cm" svg:y1="5.717cm" svg:x2="34.804cm" svg:y2="6.785cm">
          <text:p text:style-name="P5"/>
        </draw:line>
        <draw:frame draw:style-name="gr41" draw:text-style-name="P8" draw:layer="layout" svg:width="1.618cm" svg:height="1.19cm" svg:x="33.959cm" svg:y="4.576cm">
          <draw:text-box>
            <text:p text:style-name="P2"><text:span text:style-name="T3">Tag</text:span></text:p>
            <text:p text:style-name="P2"><text:span text:style-name="T3">Tables</text:span></text:p>
          </draw:text-box>
        </draw:frame>
        <draw:frame draw:style-name="gr7" draw:text-style-name="P9" draw:layer="layout" svg:width="1.222cm" svg:height="0.692cm" svg:x="36.144cm" svg:y="3.879cm">
          <draw:text-box>
            <text:p text:style-name="P5"><text:span text:style-name="T3">valid</text:span></text:p>
          </draw:text-box>
        </draw:frame>
        <draw:polyline draw:style-name="gr12" draw:text-style-name="P1" draw:layer="layout" svg:width="3.971cm" svg:height="1.986cm" draw:transform="skewX (0.675791486372077) rotate (-0.794473875508855) translate (36.0637856973719cm 3.66123886367932cm)" svg:viewBox="0 0 3972 1987" draw:points="0,-44367 354,-46332 3972,-44345">
          <text:p text:style-name="P5"/>
        </draw:polyline>
        <draw:polyline draw:style-name="gr10" draw:text-style-name="P1" draw:layer="layout" svg:width="2.256cm" svg:height="0.953cm" draw:transform="skewX (1.22626833245098) rotate (-0.309795942230121) translate (37.6030260529834cm 3.81887640883129cm)" svg:viewBox="0 0 2257 954" draw:points="0,-14699 322,-15653 2257,-15030">
          <text:p text:style-name="P5"/>
        </draw:polyline>
        <draw:frame draw:style-name="gr7" draw:text-style-name="P9" draw:layer="layout" svg:width="0.951cm" svg:height="0.692cm" svg:x="36.844cm" svg:y="5.703cm">
          <draw:text-box>
            <text:p text:style-name="P5"><text:span text:style-name="T3">we</text:span></text:p>
          </draw:text-box>
        </draw:frame>
        <draw:g>
          <draw:custom-shape draw:style-name="gr18" draw:text-style-name="P1" draw:layer="layout" svg:width="0.694cm" svg:height="1.233cm" svg:x="38.098cm" svg:y="8.812cm">
            <text:p text:style-name="P5"/>
            <draw:enhanced-geometry svg:viewBox="0 0 21600 21600" draw:mirror-horizontal="true" draw:mirror-vertical="false" draw:type="rectangle" draw:enhanced-path="M 0 0 L 21600 0 21600 21600 0 21600 0 0 Z N"/>
          </draw:custom-shape>
          <draw:line draw:style-name="gr14" draw:text-style-name="P1" draw:layer="layout" svg:x1="38.728cm" svg:y1="10.044cm" svg:x2="38.658cm" svg:y2="9.963cm">
            <text:p text:style-name="P5"/>
          </draw:line>
          <draw:line draw:style-name="gr14" draw:text-style-name="P1" draw:layer="layout" svg:x1="38.585cm" svg:y1="10.045cm" svg:x2="38.655cm" svg:y2="9.964cm">
            <text:p text:style-name="P5"/>
          </draw:line>
          <draw:custom-shape draw:style-name="gr18" draw:text-style-name="P1" draw:layer="layout" svg:width="0.694cm" svg:height="1.233cm" svg:x="38.097cm" svg:y="8.812cm">
            <text:p text:style-name="P5"/>
            <draw:enhanced-geometry svg:viewBox="0 0 21600 21600" draw:mirror-horizontal="true" draw:mirror-vertical="false" draw:type="rectangle" draw:enhanced-path="M 0 0 L 21600 0 21600 21600 0 21600 0 0 Z N"/>
          </draw:custom-shape>
          <draw:line draw:style-name="gr14" draw:text-style-name="P1" draw:layer="layout" svg:x1="38.728cm" svg:y1="10.044cm" svg:x2="38.658cm" svg:y2="9.963cm">
            <text:p text:style-name="P5"/>
          </draw:line>
          <draw:line draw:style-name="gr14" draw:text-style-name="P1" draw:layer="layout" svg:x1="38.584cm" svg:y1="10.045cm" svg:x2="38.654cm" svg:y2="9.964cm">
            <text:p text:style-name="P5"/>
          </draw:line>
        </draw:g>
        <draw:line draw:style-name="gr11" draw:text-style-name="P1" draw:layer="layout" svg:x1="37.024cm" svg:y1="9.141cm" svg:x2="38.097cm" svg:y2="9.127cm">
          <text:p text:style-name="P5"/>
        </draw:line>
        <draw:line draw:style-name="gr11" draw:text-style-name="P1" draw:layer="layout" svg:x1="38.791cm" svg:y1="9.14cm" svg:x2="42.868cm" svg:y2="9.14cm">
          <text:p text:style-name="P5"/>
        </draw:line>
        <draw:line draw:style-name="gr42" draw:text-style-name="P1" draw:layer="layout" svg:x1="28.636cm" svg:y1="3.293cm" svg:x2="31.789cm" svg:y2="3.293cm">
          <text:p text:style-name="P5"/>
        </draw:line>
        <draw:line draw:style-name="gr42" draw:text-style-name="P1" draw:layer="layout" svg:x1="32.423cm" svg:y1="3.365cm" svg:x2="42.822cm" svg:y2="3.366cm">
          <text:p text:style-name="P5"/>
        </draw:line>
        <draw:frame draw:style-name="gr7" draw:text-style-name="P9" draw:layer="layout" svg:width="1.747cm" svg:height="0.692cm" svg:x="37.245cm" svg:y="10.279cm">
          <draw:text-box>
            <text:p text:style-name="P5"><text:span text:style-name="T3">modifier</text:span></text:p>
          </draw:text-box>
        </draw:frame>
        <draw:rect draw:style-name="gr43" draw:text-style-name="P1" draw:layer="layout" svg:width="6cm" svg:height="1.438cm" svg:x="33.045cm" svg:y="11.299cm">
          <text:p text:style-name="P5"/>
        </draw:rect>
        <draw:line draw:style-name="gr42" draw:text-style-name="P1" draw:layer="layout" svg:x1="28.662cm" svg:y1="11.991cm" svg:x2="33.045cm" svg:y2="11.991cm">
          <text:p text:style-name="P5"/>
        </draw:line>
        <draw:line draw:style-name="gr44" draw:text-style-name="P1" draw:layer="layout" svg:x1="39.045cm" svg:y1="12.024cm" svg:x2="42.937cm" svg:y2="12.04cm">
          <text:p text:style-name="P5"/>
        </draw:line>
        <draw:frame draw:style-name="gr45" draw:text-style-name="P11" draw:layer="layout" svg:width="2.276cm" svg:height="1.133cm" svg:x="28.4cm" svg:y="2.144cm">
          <draw:text-box>
            <text:p text:style-name="P10"><text:span text:style-name="T4">i_data_int</text:span></text:p>
            <text:p text:style-name="P10"><text:span text:style-name="T4">i_status_int</text:span></text:p>
          </draw:text-box>
        </draw:frame>
        <draw:frame draw:style-name="gr45" draw:text-style-name="P11" draw:layer="layout" svg:width="2.373cm" svg:height="1.133cm" svg:x="28.3cm" svg:y="10.845cm">
          <draw:text-box>
            <text:p text:style-name="P10"><text:span text:style-name="T4">i_data_ext</text:span></text:p>
            <text:p text:style-name="P10"><text:span text:style-name="T4">i_status_ext</text:span></text:p>
          </draw:text-box>
        </draw:frame>
        <draw:frame draw:style-name="gr46" draw:text-style-name="P12" draw:layer="layout" svg:width="2.732cm" svg:height="1.133cm" svg:x="40.012cm" svg:y="3.399cm">
          <draw:text-box>
            <text:p text:style-name="P5"><text:span text:style-name="T4">o_data_ext</text:span></text:p>
            <text:p text:style-name="P5"><text:span text:style-name="T4">o_status_ext</text:span></text:p>
          </draw:text-box>
        </draw:frame>
        <draw:frame draw:style-name="gr47" draw:text-style-name="P6" draw:layer="layout" svg:width="2.732cm" svg:height="1.133cm" svg:x="40.009cm" svg:y="8.011cm">
          <draw:text-box>
            <text:p text:style-name="P5"><text:span text:style-name="T3">o_data_int1</text:span></text:p>
            <text:p text:style-name="P5"><text:span text:style-name="T3">o_status_int1</text:span></text:p>
          </draw:text-box>
        </draw:frame>
        <draw:frame draw:style-name="gr48" draw:text-style-name="P12" draw:layer="layout" svg:width="2.732cm" svg:height="1.133cm" svg:x="40.009cm" svg:y="10.912cm">
          <draw:text-box>
            <text:p text:style-name="P5"><text:span text:style-name="T4">o_data_int2</text:span></text:p>
            <text:p text:style-name="P5"><text:span text:style-name="T4">o_status_int2</text:span></text:p>
          </draw:text-box>
        </draw:frame>
        <draw:frame draw:style-name="gr7" draw:text-style-name="P13" draw:layer="layout" svg:width="0.997cm" svg:height="0.518cm" svg:x="37.925cm" svg:y="8.826cm">
          <draw:text-box>
            <text:p text:style-name="P5"><text:span text:style-name="T5">D <text:s text:c="2"/>Q</text:span></text:p>
          </draw:text-box>
        </draw:frame>
        <draw:polyline draw:style-name="gr49" draw:text-style-name="P1" draw:layer="layout" svg:width="2.006cm" svg:height="1.441cm" draw:transform="skewX (0.246789556231952) rotate (-0.472286095590763) translate (30.906cm 3.273cm)" svg:viewBox="0 0 2007 1442" draw:points="0,-22290 1103,-20848 2007,-21377 1594,-21918">
          <text:p text:style-name="P5"/>
        </draw:polyline>
        <draw:frame draw:style-name="gr45" draw:text-style-name="P12" draw:layer="layout" svg:width="0.972cm" svg:height="0.692cm" svg:x="31.345cm" svg:y="4.803cm">
          <draw:text-box>
            <text:p text:style-name="P5"><text:span text:style-name="T4">ctrl</text:span></text:p>
          </draw:text-box>
        </draw:frame>
        <draw:line draw:style-name="gr42" draw:text-style-name="P1" draw:layer="layout" svg:x1="32.423cm" svg:y1="2.866cm" svg:x2="42.822cm" svg:y2="2.867cm">
          <text:p text:style-name="P5"/>
        </draw:line>
        <draw:frame draw:style-name="gr46" draw:text-style-name="P12" draw:layer="layout" svg:width="2.732cm" svg:height="1.133cm" svg:x="40.012cm" svg:y="1.8cm">
          <draw:text-box>
            <text:p text:style-name="P5"><text:span text:style-name="T4">o_data_pf</text:span></text:p>
            <text:p text:style-name="P5"><text:span text:style-name="T4">o_status_pf</text:span></text:p>
          </draw:text-box>
        </draw:frame>
        <draw:polyline draw:style-name="gr11" draw:text-style-name="P1" draw:layer="layout" svg:width="1.739cm" svg:height="0.591cm" draw:transform="skewX (-0.0300196631342968) rotate (-0.373849525778301) translate (33.3585245043359cm 3.35774967058739cm)" svg:viewBox="0 0 1740 592" draw:points="0,-17522 1526,-18114 1740,-17523">
          <text:p text:style-name="P5"/>
        </draw:polyline>
        <draw:frame draw:style-name="gr41" draw:text-style-name="P8" draw:layer="layout" svg:width="1.618cm" svg:height="1.19cm" svg:x="33.959cm" svg:y="4.576cm">
          <draw:text-box>
            <text:p text:style-name="P2"><text:span text:style-name="T3">Tag</text:span></text:p>
            <text:p text:style-name="P2"><text:span text:style-name="T3">Tables</text:span></text:p>
          </draw:text-box>
        </draw:frame>
        <draw:polyline draw:style-name="gr11" draw:text-style-name="P1" draw:layer="layout" svg:width="0.845cm" svg:height="0.441cm" draw:transform="skewX (-0.480489143073948) rotate (-0.659385391404519) translate (33.3012591614749cm 5.76663095020068cm)" svg:viewBox="0 0 846 442" draw:points="0,-31282 734,-31687 846,-31245">
          <text:p text:style-name="P5"/>
        </draw:polyline>
        <draw:frame draw:style-name="gr7" draw:layer="layout" svg:width="4.054cm" svg:height="1.038cm" svg:x="8.151cm" svg:y="29.707cm">
          <draw:text-box>
            <text:p text:style-name="P5">Clasificacion</text:p>
          </draw:text-box>
        </draw:frame>
        <draw:frame draw:style-name="gr50" draw:text-style-name="P5" draw:layer="layout" svg:width="5.921cm" svg:height="1.038cm" svg:x="9.433cm" svg:y="14.524cm">
          <draw:text-box>
            <text:p text:style-name="P5">Módulo clasificador</text:p>
          </draw:text-box>
        </draw:frame>
        <draw:g>
          <draw:line draw:style-name="gr14" draw:text-style-name="P1" draw:layer="layout" svg:x1="8.158cm" svg:y1="2.103cm" svg:x2="8.158cm" svg:y2="3.221cm">
            <text:p text:style-name="P5"/>
          </draw:line>
          <draw:line draw:style-name="gr14" draw:text-style-name="P1" draw:layer="layout" svg:x1="7.362cm" svg:y1="1.907cm" svg:x2="7.362cm" svg:y2="2.593cm">
            <text:p text:style-name="P5"/>
          </draw:line>
          <draw:line draw:style-name="gr14" draw:text-style-name="P1" draw:layer="layout" svg:x1="7.362cm" svg:y1="1.907cm" svg:x2="8.158cm" svg:y2="2.103cm">
            <text:p text:style-name="P5"/>
          </draw:line>
          <draw:line draw:style-name="gr14" draw:text-style-name="P1" draw:layer="layout" svg:x1="7.362cm" svg:y1="3.438cm" svg:x2="8.158cm" svg:y2="3.242cm">
            <text:p text:style-name="P5"/>
          </draw:line>
          <draw:line draw:style-name="gr14" draw:text-style-name="P1" draw:layer="layout" svg:x1="7.362cm" svg:y1="2.752cm" svg:x2="7.362cm" svg:y2="3.418cm">
            <text:p text:style-name="P5"/>
          </draw:line>
          <draw:line draw:style-name="gr14" draw:text-style-name="P1" draw:layer="layout" svg:x1="7.362cm" svg:y1="2.593cm" svg:x2="7.584cm" svg:y2="2.675cm">
            <text:p text:style-name="P5"/>
          </draw:line>
          <draw:line draw:style-name="gr14" draw:text-style-name="P1" draw:layer="layout" svg:x1="7.362cm" svg:y1="2.752cm" svg:x2="7.584cm" svg:y2="2.67cm">
            <text:p text:style-name="P5"/>
          </draw:line>
          <draw:line draw:style-name="gr14" draw:text-style-name="P1" draw:layer="layout" svg:x1="7.757cm" svg:y1="2.643cm" svg:x2="7.911cm" svg:y2="2.643cm">
            <text:p text:style-name="P5"/>
          </draw:line>
          <draw:line draw:style-name="gr14" draw:text-style-name="P1" draw:layer="layout" svg:x1="7.766cm" svg:y1="2.717cm" svg:x2="7.92cm" svg:y2="2.717cm">
            <text:p text:style-name="P5"/>
          </draw:line>
          <draw:line draw:style-name="gr14" draw:text-style-name="P1" draw:layer="layout" svg:x1="7.754cm" svg:y1="2.717cm" svg:x2="7.908cm" svg:y2="2.717cm">
            <text:p text:style-name="P5"/>
          </draw:line>
        </draw:g>
        <draw:g>
          <draw:line draw:style-name="gr14" draw:text-style-name="P1" draw:layer="layout" svg:x1="8.158cm" svg:y1="4.004cm" svg:x2="8.158cm" svg:y2="5.122cm">
            <text:p text:style-name="P5"/>
          </draw:line>
          <draw:line draw:style-name="gr14" draw:text-style-name="P1" draw:layer="layout" svg:x1="7.362cm" svg:y1="3.808cm" svg:x2="7.362cm" svg:y2="4.494cm">
            <text:p text:style-name="P5"/>
          </draw:line>
          <draw:line draw:style-name="gr14" draw:text-style-name="P1" draw:layer="layout" svg:x1="7.362cm" svg:y1="3.808cm" svg:x2="8.158cm" svg:y2="4.004cm">
            <text:p text:style-name="P5"/>
          </draw:line>
          <draw:line draw:style-name="gr14" draw:text-style-name="P1" draw:layer="layout" svg:x1="7.362cm" svg:y1="5.339cm" svg:x2="8.158cm" svg:y2="5.143cm">
            <text:p text:style-name="P5"/>
          </draw:line>
          <draw:line draw:style-name="gr14" draw:text-style-name="P1" draw:layer="layout" svg:x1="7.362cm" svg:y1="4.653cm" svg:x2="7.362cm" svg:y2="5.319cm">
            <text:p text:style-name="P5"/>
          </draw:line>
          <draw:line draw:style-name="gr14" draw:text-style-name="P1" draw:layer="layout" svg:x1="7.362cm" svg:y1="4.494cm" svg:x2="7.584cm" svg:y2="4.576cm">
            <text:p text:style-name="P5"/>
          </draw:line>
          <draw:line draw:style-name="gr14" draw:text-style-name="P1" draw:layer="layout" svg:x1="7.362cm" svg:y1="4.653cm" svg:x2="7.584cm" svg:y2="4.571cm">
            <text:p text:style-name="P5"/>
          </draw:line>
          <draw:line draw:style-name="gr14" draw:text-style-name="P1" draw:layer="layout" svg:x1="7.757cm" svg:y1="4.544cm" svg:x2="7.911cm" svg:y2="4.544cm">
            <text:p text:style-name="P5"/>
          </draw:line>
          <draw:line draw:style-name="gr14" draw:text-style-name="P1" draw:layer="layout" svg:x1="7.766cm" svg:y1="4.618cm" svg:x2="7.92cm" svg:y2="4.618cm">
            <text:p text:style-name="P5"/>
          </draw:line>
          <draw:line draw:style-name="gr14" draw:text-style-name="P1" draw:layer="layout" svg:x1="7.754cm" svg:y1="4.618cm" svg:x2="7.908cm" svg:y2="4.618cm">
            <text:p text:style-name="P5"/>
          </draw:line>
        </draw:g>
        <draw:line draw:style-name="gr11" draw:text-style-name="P1" draw:layer="layout" svg:x1="6.602cm" svg:y1="2.185cm" svg:x2="7.374cm" svg:y2="2.171cm">
          <text:p text:style-name="P5"/>
        </draw:line>
        <draw:custom-shape draw:style-name="gr5" draw:text-style-name="P3" draw:layer="layout" svg:width="1.968cm" svg:height="0.546cm" svg:x="4.626cm" svg:y="4.763cm">
          <text:p text:style-name="P2"><text:span text:style-name="T1">depth_1</text:span></text:p>
          <draw:enhanced-geometry svg:viewBox="0 0 21600 21600" draw:mirror-horizontal="false" draw:mirror-vertical="false" draw:type="rectangle" draw:enhanced-path="M 0 0 L 21600 0 21600 21600 0 21600 0 0 Z N"/>
        </draw:custom-shape>
        <draw:line draw:style-name="gr11" draw:text-style-name="P1" draw:layer="layout" svg:x1="6.634cm" svg:y1="4.986cm" svg:x2="7.376cm" svg:y2="4.972cm">
          <text:p text:style-name="P5"/>
        </draw:line>
        <draw:line draw:style-name="gr11" draw:text-style-name="P1" draw:layer="layout" svg:x1="6.603cm" svg:y1="4.986cm" svg:x2="7.375cm" svg:y2="4.972cm">
          <text:p text:style-name="P5"/>
        </draw:line>
        <draw:line draw:style-name="gr11" draw:text-style-name="P1" draw:layer="layout" svg:x1="6.75cm" svg:y1="3.111cm" svg:x2="7.362cm" svg:y2="3.111cm">
          <text:p text:style-name="P5"/>
        </draw:line>
        <draw:line draw:style-name="gr12" draw:text-style-name="P1" draw:layer="layout" svg:x1="12.144cm" svg:y1="2.682cm" svg:x2="12.144cm" svg:y2="8.251cm">
          <text:p text:style-name="P5"/>
        </draw:line>
        <draw:line draw:style-name="gr12" draw:text-style-name="P1" draw:layer="layout" svg:x1="8.159cm" svg:y1="4.585cm" svg:x2="13.765cm" svg:y2="4.585cm">
          <text:p text:style-name="P5"/>
        </draw:line>
        <draw:g>
          <draw:line draw:style-name="gr51" draw:text-style-name="P1" draw:layer="layout" svg:x1="31.794cm" svg:y1="2.552cm" svg:x2="31.794cm" svg:y2="4.15cm">
            <text:p text:style-name="P5"/>
          </draw:line>
          <draw:line draw:style-name="gr51" draw:text-style-name="P1" draw:layer="layout" svg:x1="32.423cm" svg:y1="2.271cm" svg:x2="31.794cm" svg:y2="2.552cm">
            <text:p text:style-name="P5"/>
          </draw:line>
          <draw:line draw:style-name="gr51" draw:text-style-name="P1" draw:layer="layout" svg:x1="32.423cm" svg:y1="4.459cm" svg:x2="31.794cm" svg:y2="4.178cm">
            <text:p text:style-name="P5"/>
          </draw:line>
          <draw:line draw:style-name="gr51" draw:text-style-name="P1" draw:layer="layout" svg:x1="32.423cm" svg:y1="2.271cm" svg:x2="32.423cm" svg:y2="4.43cm">
            <text:p text:style-name="P5"/>
          </draw:line>
        </draw:g>
        <draw:frame draw:style-name="gr7" draw:text-style-name="P9" draw:layer="layout" svg:width="0.87cm" svg:height="0.692cm" svg:x="34.845cm" svg:y="3.903cm">
          <draw:text-box>
            <text:p text:style-name="P5"><text:span text:style-name="T3">fid</text:span></text:p>
          </draw:text-box>
        </draw:frame>
        <draw:custom-shape draw:style-name="gr6" draw:text-style-name="P1" draw:layer="layout" svg:width="4.445cm" svg:height="0.635cm" draw:transform="rotate (1.5707963267946) translate (42.985cm 22.905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42.98cm" svg:y1="20.595cm" svg:x2="43.615cm" svg:y2="20.595cm">
          <text:p text:style-name="P5"/>
        </draw:line>
        <draw:line draw:style-name="gr14" draw:text-style-name="P1" draw:layer="layout" svg:x1="42.981cm" svg:y1="19.595cm" svg:x2="43.616cm" svg:y2="19.595cm">
          <text:p text:style-name="P5"/>
        </draw:line>
        <draw:line draw:style-name="gr14" draw:text-style-name="P1" draw:layer="layout" svg:x1="42.981cm" svg:y1="21.695cm" svg:x2="43.616cm" svg:y2="21.695cm">
          <text:p text:style-name="P5"/>
        </draw:line>
        <draw:frame draw:style-name="gr7" draw:text-style-name="P9" draw:layer="layout" svg:width="0.697cm" svg:height="0.692cm" svg:x="42.941cm" svg:y="19.724cm">
          <draw:text-box>
            <text:p text:style-name="P5"><text:span text:style-name="T3">1</text:span></text:p>
          </draw:text-box>
        </draw:frame>
        <draw:frame draw:style-name="gr7" draw:text-style-name="P9" draw:layer="layout" svg:width="0.697cm" svg:height="0.692cm" svg:x="42.942cm" svg:y="20.824cm">
          <draw:text-box>
            <text:p text:style-name="P5"><text:span text:style-name="T3">0</text:span></text:p>
          </draw:text-box>
        </draw:frame>
        <draw:frame draw:style-name="gr7" draw:text-style-name="P9" draw:layer="layout" svg:width="0.697cm" svg:height="0.692cm" svg:x="42.943cm" svg:y="21.924cm">
          <draw:text-box>
            <text:p text:style-name="P5"><text:span text:style-name="T3">0</text:span></text:p>
          </draw:text-box>
        </draw:frame>
        <draw:frame draw:style-name="gr7" draw:text-style-name="P9" draw:layer="layout" svg:width="0.697cm" svg:height="0.692cm" svg:x="42.943cm" svg:y="18.724cm">
          <draw:text-box>
            <text:p text:style-name="P5"><text:span text:style-name="T3">0</text:span></text:p>
          </draw:text-box>
        </draw:frame>
        <draw:custom-shape draw:style-name="gr37" draw:text-style-name="P8" draw:layer="layout" svg:width="1.839cm" svg:height="1.05cm" svg:x="30.587cm" svg:y="19.912cm">
          <text:p text:style-name="P2"><text:span text:style-name="T3">pointer=2</text:span></text:p>
          <draw:enhanced-geometry svg:viewBox="0 0 21600 21600" draw:text-areas="0 ?f0 ?f5 ?f2" draw:type="right-arrow" draw:modifiers="18465.9521846661 6486.900958466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4.445cm" svg:height="0.635cm" draw:transform="rotate (1.5707963267946) translate (33.185cm 22.695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33.18cm" svg:y1="20.385cm" svg:x2="33.815cm" svg:y2="20.385cm">
          <text:p text:style-name="P5"/>
        </draw:line>
        <draw:line draw:style-name="gr14" draw:text-style-name="P1" draw:layer="layout" svg:x1="33.181cm" svg:y1="19.385cm" svg:x2="33.816cm" svg:y2="19.385cm">
          <text:p text:style-name="P5"/>
        </draw:line>
        <draw:line draw:style-name="gr14" draw:text-style-name="P1" draw:layer="layout" svg:x1="33.181cm" svg:y1="21.485cm" svg:x2="33.816cm" svg:y2="21.485cm">
          <text:p text:style-name="P5"/>
        </draw:line>
        <draw:frame draw:style-name="gr7" draw:text-style-name="P9" draw:layer="layout" svg:width="0.697cm" svg:height="0.692cm" svg:x="33.14cm" svg:y="18.515cm">
          <draw:text-box>
            <text:p text:style-name="P5"><text:span text:style-name="T3">1</text:span></text:p>
          </draw:text-box>
        </draw:frame>
        <draw:frame draw:style-name="gr7" draw:text-style-name="P9" draw:layer="layout" svg:width="0.697cm" svg:height="0.692cm" svg:x="33.141cm" svg:y="19.515cm">
          <draw:text-box>
            <text:p text:style-name="P5"><text:span text:style-name="T3">1</text:span></text:p>
          </draw:text-box>
        </draw:frame>
        <draw:frame draw:style-name="gr7" draw:text-style-name="P9" draw:layer="layout" svg:width="0.697cm" svg:height="0.692cm" svg:x="33.142cm" svg:y="20.615cm">
          <draw:text-box>
            <text:p text:style-name="P5"><text:span text:style-name="T3">0</text:span></text:p>
          </draw:text-box>
        </draw:frame>
        <draw:frame draw:style-name="gr7" draw:text-style-name="P9" draw:layer="layout" svg:width="0.697cm" svg:height="0.692cm" svg:x="33.142cm" svg:y="21.715cm">
          <draw:text-box>
            <text:p text:style-name="P5"><text:span text:style-name="T3">1</text:span></text:p>
          </draw:text-box>
        </draw:frame>
        <draw:polyline draw:style-name="gr52" draw:text-style-name="P1" draw:layer="layout" svg:width="1.383cm" svg:height="-0.001cm" draw:transform="skewX (1.55334303427466) translate (43.6199999999998cm 18.972cm)" svg:viewBox="0 0 1384 0" draw:points="0,37944 660,37944 660,37944 1384,37944">
          <text:p text:style-name="P5"/>
        </draw:polyline>
        <draw:polyline draw:style-name="gr52" draw:text-style-name="P1" draw:layer="layout" svg:width="1.383cm" svg:height="-0.001cm" draw:transform="skewX (1.55334303427466) translate (43.62cm 20.072cm)" svg:viewBox="0 0 1384 0" draw:points="0,40144 660,40144 660,40144 1384,40144">
          <text:p text:style-name="P5"/>
        </draw:polyline>
        <draw:polyline draw:style-name="gr52" draw:text-style-name="P1" draw:layer="layout" svg:width="1.383cm" svg:height="-0.001cm" draw:transform="skewX (1.55334303427466) translate (43.62cm 21.172cm)" svg:viewBox="0 0 1384 0" draw:points="0,42344 660,42344 660,42344 1384,42344">
          <text:p text:style-name="P5"/>
        </draw:polyline>
        <draw:polyline draw:style-name="gr52" draw:text-style-name="P1" draw:layer="layout" svg:width="1.383cm" svg:height="-0.001cm" draw:transform="skewX (1.55334303427466) translate (43.6199999999998cm 22.272cm)" svg:viewBox="0 0 1384 0" draw:points="0,44544 660,44544 660,44544 1384,44544">
          <text:p text:style-name="P5"/>
        </draw:polyline>
        <draw:frame draw:style-name="gr7" draw:text-style-name="P9" draw:layer="layout" svg:width="0.891cm" svg:height="0.692cm" svg:x="33.742cm" svg:y="19.515cm">
          <draw:text-box>
            <text:p text:style-name="P5"><text:span text:style-name="T3">[2]</text:span></text:p>
          </draw:text-box>
        </draw:frame>
        <draw:frame draw:style-name="gr7" draw:text-style-name="P9" draw:layer="layout" svg:width="0.891cm" svg:height="0.692cm" svg:x="33.742cm" svg:y="20.615cm">
          <draw:text-box>
            <text:p text:style-name="P5"><text:span text:style-name="T3">[1]</text:span></text:p>
          </draw:text-box>
        </draw:frame>
        <draw:frame draw:style-name="gr7" draw:text-style-name="P9" draw:layer="layout" svg:width="0.891cm" svg:height="0.692cm" svg:x="33.742cm" svg:y="21.715cm">
          <draw:text-box>
            <text:p text:style-name="P5"><text:span text:style-name="T3">[0]</text:span></text:p>
          </draw:text-box>
        </draw:frame>
        <draw:frame draw:style-name="gr7" draw:text-style-name="P9" draw:layer="layout" svg:width="2.085cm" svg:height="0.692cm" svg:x="33.282cm" svg:y="16.947cm">
          <draw:text-box>
            <text:p text:style-name="P5"><text:span text:style-name="T3">Input Shift</text:span></text:p>
          </draw:text-box>
        </draw:frame>
        <draw:frame draw:style-name="gr7" draw:text-style-name="P9" draw:layer="layout" svg:width="2.36cm" svg:height="0.692cm" svg:x="41.082cm" svg:y="16.932cm">
          <draw:text-box>
            <text:p text:style-name="P5"><text:span text:style-name="T3">Output Shift</text:span></text:p>
          </draw:text-box>
        </draw:frame>
        <draw:custom-shape draw:style-name="gr18" draw:text-style-name="P1" draw:layer="layout" svg:width="0.622cm" svg:height="1cm" svg:x="34.404cm" svg:y="19.987cm">
          <text:p text:style-name="P5"/>
          <draw:enhanced-geometry svg:viewBox="0 0 21600 21600" draw:text-areas="0 ?f0 ?f5 ?f2" draw:type="right-arrow" draw:modifiers="13660.3531300161 5739.860139860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layer="layout" svg:width="8.736cm" svg:height="1.038cm" svg:x="47.347cm" svg:y="20.62cm">
          <draw:text-box>
            <text:p text:style-name="P5">Scheduler (VERSION VIEJA)</text:p>
          </draw:text-box>
        </draw:frame>
        <draw:frame draw:style-name="gr7" draw:text-style-name="P9" draw:layer="layout" svg:width="1.323cm" svg:height="0.692cm" svg:x="32.88cm" svg:y="23.259cm">
          <draw:text-box>
            <text:p text:style-name="P5"><text:span text:style-name="T3">Reqs</text:span></text:p>
          </draw:text-box>
        </draw:frame>
        <draw:frame draw:style-name="gr7" draw:text-style-name="P9" draw:layer="layout" svg:width="1.383cm" svg:height="0.692cm" svg:x="42.601cm" svg:y="23.132cm">
          <draw:text-box>
            <text:p text:style-name="P5"><text:span text:style-name="T3">Grant</text:span></text:p>
          </draw:text-box>
        </draw:frame>
        <draw:custom-shape draw:style-name="gr6" draw:text-style-name="P1" draw:layer="layout" svg:width="4.445cm" svg:height="0.635cm" draw:transform="rotate (1.5707963267946) translate (35.17cm 22.795cm)">
          <text:p text:style-name="P5"/>
          <draw:enhanced-geometry svg:viewBox="0 0 21600 21600" draw:type="rectangle" draw:enhanced-path="M 0 0 L 21600 0 21600 21600 0 21600 0 0 Z N"/>
        </draw:custom-shape>
        <draw:line draw:style-name="gr14" draw:text-style-name="P1" draw:layer="layout" svg:x1="35.165cm" svg:y1="20.485cm" svg:x2="35.8cm" svg:y2="20.485cm">
          <text:p text:style-name="P5"/>
        </draw:line>
        <draw:line draw:style-name="gr14" draw:text-style-name="P1" draw:layer="layout" svg:x1="35.166cm" svg:y1="19.485cm" svg:x2="35.801cm" svg:y2="19.485cm">
          <text:p text:style-name="P5"/>
        </draw:line>
        <draw:line draw:style-name="gr14" draw:text-style-name="P1" draw:layer="layout" svg:x1="35.166cm" svg:y1="21.585cm" svg:x2="35.801cm" svg:y2="21.585cm">
          <text:p text:style-name="P5"/>
        </draw:line>
        <draw:frame draw:style-name="gr7" draw:text-style-name="P9" draw:layer="layout" svg:width="0.697cm" svg:height="0.692cm" svg:x="35.126cm" svg:y="19.614cm">
          <draw:text-box>
            <text:p text:style-name="P5"><text:span text:style-name="T3">1</text:span></text:p>
          </draw:text-box>
        </draw:frame>
        <draw:frame draw:style-name="gr7" draw:text-style-name="P9" draw:layer="layout" svg:width="0.697cm" svg:height="0.692cm" svg:x="35.127cm" svg:y="20.714cm">
          <draw:text-box>
            <text:p text:style-name="P5"><text:span text:style-name="T3">1</text:span></text:p>
          </draw:text-box>
        </draw:frame>
        <draw:frame draw:style-name="gr7" draw:text-style-name="P9" draw:layer="layout" svg:width="0.697cm" svg:height="0.692cm" svg:x="35.128cm" svg:y="21.814cm">
          <draw:text-box>
            <text:p text:style-name="P5"><text:span text:style-name="T3">1</text:span></text:p>
          </draw:text-box>
        </draw:frame>
        <draw:frame draw:style-name="gr7" draw:text-style-name="P9" draw:layer="layout" svg:width="0.697cm" svg:height="0.692cm" svg:x="35.128cm" svg:y="18.614cm">
          <draw:text-box>
            <text:p text:style-name="P5"><text:span text:style-name="T3">0</text:span></text:p>
          </draw:text-box>
        </draw:frame>
        <draw:custom-shape draw:style-name="gr6" draw:text-style-name="P1" draw:layer="layout" svg:width="4.445cm" svg:height="0.635cm" draw:transform="rotate (1.5707963267946) translate (41.124cm 22.945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41.119cm" svg:y1="20.635cm" svg:x2="41.754cm" svg:y2="20.635cm">
          <text:p text:style-name="P5"/>
        </draw:line>
        <draw:line draw:style-name="gr14" draw:text-style-name="P1" draw:layer="layout" svg:x1="41.12cm" svg:y1="19.635cm" svg:x2="41.755cm" svg:y2="19.635cm">
          <text:p text:style-name="P5"/>
        </draw:line>
        <draw:line draw:style-name="gr14" draw:text-style-name="P1" draw:layer="layout" svg:x1="41.12cm" svg:y1="21.735cm" svg:x2="41.755cm" svg:y2="21.735cm">
          <text:p text:style-name="P5"/>
        </draw:line>
        <draw:frame draw:style-name="gr53" draw:text-style-name="P6" draw:layer="layout" svg:width="0.697cm" svg:height="0.81cm" svg:x="41.079cm" svg:y="18.765cm">
          <draw:text-box>
            <text:p text:style-name="P5"><text:span text:style-name="T3">0</text:span></text:p>
          </draw:text-box>
        </draw:frame>
        <draw:frame draw:style-name="gr54" draw:text-style-name="P6" draw:layer="layout" svg:width="0.834cm" svg:height="0.81cm" svg:x="41.08cm" svg:y="19.765cm">
          <draw:text-box>
            <text:p text:style-name="P5"><text:span text:style-name="T3">0</text:span></text:p>
          </draw:text-box>
        </draw:frame>
        <draw:frame draw:style-name="gr7" draw:text-style-name="P9" draw:layer="layout" svg:width="0.697cm" svg:height="0.692cm" svg:x="41.081cm" svg:y="20.865cm">
          <draw:text-box>
            <text:p text:style-name="P5"><text:span text:style-name="T3">0</text:span></text:p>
          </draw:text-box>
        </draw:frame>
        <draw:frame draw:style-name="gr7" draw:text-style-name="P9" draw:layer="layout" svg:width="0.697cm" svg:height="0.692cm" svg:x="41.081cm" svg:y="21.965cm">
          <draw:text-box>
            <text:p text:style-name="P5"><text:span text:style-name="T3">1</text:span></text:p>
          </draw:text-box>
        </draw:frame>
        <draw:line draw:style-name="gr12" draw:text-style-name="P1" draw:layer="layout" svg:x1="39.404cm" svg:y1="21.32cm" svg:x2="41.08cm" svg:y2="21.32cm">
          <text:p text:style-name="P5"/>
        </draw:line>
        <draw:line draw:style-name="gr55" draw:text-style-name="P1" draw:layer="layout" svg:x1="35.805cm" svg:y1="21.245cm" svg:x2="38.904cm" svg:y2="21.245cm">
          <text:p text:style-name="P5"/>
        </draw:line>
        <draw:line draw:style-name="gr12" draw:text-style-name="P1" draw:layer="layout" svg:x1="35.805cm" svg:y1="22.485cm" svg:x2="41.124cm" svg:y2="22.485cm">
          <text:p text:style-name="P5"/>
        </draw:line>
        <draw:line draw:style-name="gr14" draw:text-style-name="P1" draw:layer="layout" svg:x1="37.874cm" svg:y1="22.485cm" svg:x2="37.876cm" svg:y2="22.157cm">
          <text:p text:style-name="P5"/>
        </draw:line>
        <draw:polyline draw:style-name="gr55" draw:text-style-name="P1" draw:layer="layout" svg:width="1.04cm" svg:height="0.114cm" draw:transform="rotate (-3.03792009602194) translate (38.9048556492966cm 21.5302237924071cm)" svg:viewBox="0 0 1041 115" draw:points="1041,-50882 1029,-50767 0,-50874">
          <text:p text:style-name="P5"/>
        </draw:polyline>
        <draw:custom-shape draw:style-name="gr18" draw:text-style-name="P1" draw:layer="layout" svg:width="0.5cm" svg:height="0.933cm" svg:x="38.904cm" svg:y="19.705cm">
          <text:p text:style-name="P5"/>
          <draw:enhanced-geometry svg:viewBox="0 0 21600 21600" draw:mirror-horizontal="false" draw:mirror-vertical="true" draw:glue-points="10800 0 0 10800 10800 21600 21600 10800" draw:text-areas="0 3100 18500 18500" draw:type="flowchart-delay" draw:enhanced-path="M 10800 0 X 21600 10800 10800 21600 L 0 21600 0 0 Z N"/>
        </draw:custom-shape>
        <draw:line draw:style-name="gr12" draw:text-style-name="P1" draw:layer="layout" svg:x1="39.404cm" svg:y1="20.17cm" svg:x2="41.124cm" svg:y2="20.17cm">
          <text:p text:style-name="P5"/>
        </draw:line>
        <draw:polyline draw:style-name="gr55" draw:text-style-name="P1" draw:layer="layout" svg:width="1.372cm" svg:height="0.789cm" draw:transform="skewX (0.703193155628383) rotate (-2.42670579197364) translate (38.9057197916525cm 20.6220631520737cm)" svg:viewBox="0 0 1373 790" draw:points="1373,-82154 1355,-81364 0,-82042">
          <text:p text:style-name="P5"/>
        </draw:polyline>
        <draw:polygon draw:style-name="gr56" draw:text-style-name="P1" draw:layer="layout" svg:width="0.5cm" svg:height="0.935cm" svg:x="38.904cm" svg:y="18.582cm" svg:viewBox="0 0 501 936" draw:points="250,936 262,935 273,933 285,930 297,925 308,920 320,913 342,896 364,875 384,850 404,821 422,790 439,756 455,719 468,680 479,640 489,598 495,555 500,512 501,468 500,424 495,381 489,338 479,296 468,256 455,217 439,180 422,146 404,115 384,86 364,61 342,40 320,23 308,16 297,11 285,6 273,3 262,1 250,0 0,0 0,936">
          <text:p text:style-name="P5"/>
        </draw:polygon>
        <draw:polyline draw:style-name="gr55" draw:text-style-name="P1" draw:layer="layout" svg:width="1.465cm" svg:height="0.795cm" draw:transform="skewX (0.776322451286931) rotate (-2.35479822679149) translate (38.9049338415045cm 19.4791720351538cm)" svg:viewBox="0 0 1466 796" draw:points="1466,-82606 1449,-81810 0,-82542">
          <text:p text:style-name="P5"/>
        </draw:polyline>
        <draw:line draw:style-name="gr14" draw:text-style-name="P1" draw:layer="layout" svg:x1="37.473cm" svg:y1="21.245cm" svg:x2="37.469cm" svg:y2="20.856cm">
          <text:p text:style-name="P5"/>
        </draw:line>
        <draw:polyline draw:style-name="gr55" draw:text-style-name="P1" draw:layer="layout" svg:width="1.44cm" svg:height="0.138cm" draw:transform="skewX (-0.006981317007976) rotate (-3.04472688010472) translate (38.904cm 20.18cm)" svg:viewBox="0 0 1441 139" draw:points="1441,-47695 1426,-47557 0,-47696">
          <text:p text:style-name="P5"/>
        </draw:polyline>
        <draw:polyline draw:style-name="gr55" draw:text-style-name="P1" draw:layer="layout" svg:width="1.841cm" svg:height="0.898cm" draw:transform="skewX (0.667588438887705) rotate (-2.46178690993872) translate (38.904cm 19.174cm)" svg:viewBox="0 0 1842 899" draw:points="1842,-78726 1825,-77837 0,-78736">
          <text:p text:style-name="P5"/>
        </draw:polyline>
        <draw:line draw:style-name="gr55" draw:text-style-name="P1" draw:layer="layout" svg:x1="35.805cm" svg:y1="19.885cm" svg:x2="38.904cm" svg:y2="19.885cm">
          <text:p text:style-name="P5"/>
        </draw:line>
        <draw:custom-shape draw:style-name="gr18" draw:text-style-name="P1" draw:layer="layout" svg:width="0.37cm" svg:height="0.372cm" svg:x="36.874cm" svg:y="19.182cm">
          <text:p text:style-name="P5"/>
          <draw:enhanced-geometry svg:viewBox="0 0 21600 21600" draw:mirror-horizontal="false" draw:mirror-vertical="tru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6.981cm" svg:y="19.026cm">
          <text:p text:style-name="P5"/>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37.074cm" svg:y1="19.884cm" svg:x2="37.074cm" svg:y2="19.554cm">
          <text:p text:style-name="P5"/>
        </draw:line>
        <draw:polyline draw:style-name="gr55" draw:text-style-name="P1" draw:layer="layout" svg:width="1.837cm" svg:height="0.123cm" draw:transform="skewX (-0.0914552528044856) rotate (-3.07300121398702) translate (38.904cm 18.916cm)" svg:viewBox="0 0 1838 124" draw:points="1838,-43069 1819,-42952 0,-43076">
          <text:p text:style-name="P5"/>
        </draw:polyline>
        <draw:line draw:style-name="gr55" draw:text-style-name="P1" draw:layer="layout" svg:x1="35.805cm" svg:y1="18.719cm" svg:x2="38.904cm" svg:y2="18.719cm">
          <text:p text:style-name="P5"/>
        </draw:line>
        <draw:line draw:style-name="gr12" draw:text-style-name="P1" draw:layer="layout" svg:x1="39.404cm" svg:y1="18.98cm" svg:x2="41.124cm" svg:y2="18.98cm">
          <text:p text:style-name="P5"/>
        </draw:line>
        <draw:frame draw:style-name="gr7" draw:text-style-name="P9" draw:layer="layout" svg:width="3cm" svg:height="0.692cm" svg:x="36.872cm" svg:y="16.896cm">
          <draw:text-box>
            <text:p text:style-name="P5"><text:span text:style-name="T3">Priority Encoder</text:span></text:p>
          </draw:text-box>
        </draw:frame>
        <draw:custom-shape draw:style-name="gr18" draw:text-style-name="P1" draw:layer="layout" svg:width="0.5cm" svg:height="0.963cm" svg:x="38.904cm" svg:y="20.9cm">
          <text:p text:style-name="P5"/>
          <draw:enhanced-geometry svg:viewBox="0 0 21600 21600" draw:mirror-horizontal="false" draw:mirror-vertical="true" draw:glue-points="10800 0 0 10800 10800 21600 21600 10800" draw:text-areas="0 3100 18500 18500" draw:type="flowchart-delay" draw:enhanced-path="M 10800 0 X 21600 10800 10800 21600 L 0 21600 0 0 Z N"/>
        </draw:custom-shape>
        <draw:custom-shape draw:style-name="gr18" draw:text-style-name="P1" draw:layer="layout" svg:width="0.37cm" svg:height="0.372cm" svg:x="37.3cm" svg:y="20.483cm">
          <text:p text:style-name="P5"/>
          <draw:enhanced-geometry svg:viewBox="0 0 21600 21600" draw:mirror-horizontal="false" draw:mirror-vertical="tru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7.407cm" svg:y="20.327cm">
          <text:p text:style-name="P5"/>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7cm" svg:height="0.372cm" svg:x="37.3cm" svg:y="20.483cm">
          <text:p text:style-name="P5"/>
          <draw:enhanced-geometry svg:viewBox="0 0 21600 21600" draw:mirror-horizontal="false" draw:mirror-vertical="tru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7.407cm" svg:y="20.327cm">
          <text:p text:style-name="P5"/>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7cm" svg:height="0.372cm" svg:x="37.694cm" svg:y="21.785cm">
          <text:p text:style-name="P5"/>
          <draw:enhanced-geometry svg:viewBox="0 0 21600 21600" draw:mirror-horizontal="false" draw:mirror-vertical="tru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7.801cm" svg:y="21.629cm">
          <text:p text:style-name="P5"/>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7cm" svg:height="0.372cm" svg:x="37.694cm" svg:y="21.785cm">
          <text:p text:style-name="P5"/>
          <draw:enhanced-geometry svg:viewBox="0 0 21600 21600" draw:mirror-horizontal="false" draw:mirror-vertical="tru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7.801cm" svg:y="21.629cm">
          <text:p text:style-name="P5"/>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1" draw:layer="layout" draw:type="curve" svg:x1="41.431cm" svg:y1="18.489cm" svg:x2="41.431cm" svg:y2="22.934cm" svg:d="m41431 18489c0-750 817-500 817 2222s-817 2973-817 2223">
          <text:p text:style-name="P5"/>
        </draw:connector>
        <draw:custom-shape draw:style-name="gr18" draw:text-style-name="P1" draw:layer="layout" svg:width="0.622cm" svg:height="1cm" svg:x="42.137cm" svg:y="20.099cm">
          <text:p text:style-name="P5"/>
          <draw:enhanced-geometry svg:viewBox="0 0 21600 21600" draw:mirror-horizontal="false" draw:mirror-vertical="false" draw:text-areas="0 ?f0 ?f5 ?f2" draw:type="right-arrow" draw:modifiers="13660.3531300161 5739.860139860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7" draw:text-style-name="P1" draw:layer="layout" draw:type="curve" draw:line-skew="0cm -1.629cm" svg:x1="33.496cm" svg:y1="22.68cm" svg:x2="33.496cm" svg:y2="18.235cm" svg:d="m33496 22680c0 750-812 500-812-2222s812-2973 812-2223">
          <text:p text:style-name="P5"/>
        </draw:connector>
        <draw:custom-shape draw:style-name="gr9" draw:text-style-name="P3" draw:layer="layout" svg:width="2.571cm" svg:height="1.721cm" svg:x="6.9cm" svg:y="26.515cm">
          <text:p text:style-name="P2"><text:span text:style-name="T1">Rule</text:span></text:p>
          <text:p text:style-name="P2"><text:span text:style-name="T1">Table</text:span></text:p>
          <draw:enhanced-geometry svg:viewBox="0 0 21600 21600" draw:type="rectangle" draw:enhanced-path="M 0 0 L 21600 0 21600 21600 0 21600 0 0 Z N"/>
        </draw:custom-shape>
        <draw:line draw:style-name="gr11" draw:text-style-name="P1" draw:layer="layout" svg:x1="9.471cm" svg:y1="27.338cm" svg:x2="11.306cm" svg:y2="27.338cm">
          <text:p text:style-name="P5"/>
        </draw:line>
        <draw:polyline draw:style-name="gr11" draw:text-style-name="P1" draw:layer="layout" svg:width="2.701cm" svg:height="1.163cm" draw:transform="skewX (0.2036799237077) rotate (2.08898458171162) translate (5.76349574031841cm 27.7244341261112cm)" svg:viewBox="0 0 2702 1164" draw:points="0,-16287 423,-17451 2702,-16288">
          <text:p text:style-name="P5"/>
        </draw:polyline>
        <draw:polyline draw:style-name="gr11" draw:text-style-name="P1" draw:layer="layout" svg:width="1.238cm" svg:height="2.995cm" draw:transform="skewX (-0.088139127225697) rotate (1.93539560753615) translate (8.51504419647739cm 27.3902336121965cm)" svg:viewBox="0 0 1239 2996" draw:points="937,-3623 1239,-3503 0,-867 606,-627">
          <text:p text:style-name="P5"/>
        </draw:polyline>
        <draw:frame draw:style-name="gr7" draw:text-style-name="P12" draw:layer="layout" svg:width="1.747cm" svg:height="0.692cm" svg:x="37.246cm" svg:y="12.079cm">
          <draw:text-box>
            <text:p text:style-name="P5"><text:span text:style-name="T4">modifier</text:span></text:p>
          </draw:text-box>
        </draw:frame>
        <draw:frame draw:style-name="gr36" draw:text-style-name="P6" draw:layer="layout" svg:width="1.197cm" svg:height="0.692cm" svg:x="52.258cm" svg:y="9.666cm">
          <draw:text-box>
            <text:p text:style-name="P5"><text:span text:style-name="T3">0x</text:span></text:p>
          </draw:text-box>
        </draw:frame>
        <draw:custom-shape draw:style-name="gr37" draw:text-style-name="P7" draw:layer="layout" svg:width="1.356cm" svg:height="1.133cm" svg:x="53.366cm" svg:y="4.571cm">
          <text:p text:style-name="P2"><text:span text:style-name="T3">Offset</text:span></text:p>
          <text:p text:style-name="P2"><text:span text:style-name="T3">Count</text:span></text:p>
          <draw:enhanced-geometry svg:viewBox="0 0 21600 21600" draw:mirror-horizontal="true" draw:mirror-vertical="false" draw:type="rectangle" draw:enhanced-path="M 0 0 L 21600 0 21600 21600 0 21600 0 0 Z N"/>
        </draw:custom-shape>
        <draw:line draw:style-name="gr38" draw:text-style-name="P1" draw:layer="layout" svg:x1="51.278cm" svg:y1="10.054cm" svg:x2="52.394cm" svg:y2="10.054cm">
          <text:p text:style-name="P5"/>
        </draw:line>
        <draw:frame draw:style-name="gr58" draw:text-style-name="P6" draw:layer="layout" svg:width="0.957cm" svg:height="0.692cm" svg:x="50.321cm" svg:y="9.727cm">
          <draw:text-box>
            <text:p text:style-name="P5"><text:span text:style-name="T3">“</text:span><text:span text:style-name="T3">0”</text:span></text:p>
          </draw:text-box>
        </draw:frame>
        <draw:g>
          <draw:line draw:style-name="gr14" draw:text-style-name="P1" draw:layer="layout" svg:x1="53.125cm" svg:y1="8.245cm" svg:x2="53.125cm" svg:y2="10.1cm">
            <text:p text:style-name="P5"/>
          </draw:line>
          <draw:line draw:style-name="gr14" draw:text-style-name="P1" draw:layer="layout" svg:x1="52.394cm" svg:y1="7.919cm" svg:x2="53.125cm" svg:y2="8.245cm">
            <text:p text:style-name="P5"/>
          </draw:line>
          <draw:line draw:style-name="gr14" draw:text-style-name="P1" draw:layer="layout" svg:x1="52.394cm" svg:y1="10.459cm" svg:x2="53.125cm" svg:y2="10.133cm">
            <text:p text:style-name="P5"/>
          </draw:line>
          <draw:line draw:style-name="gr14" draw:text-style-name="P1" draw:layer="layout" svg:x1="52.394cm" svg:y1="7.919cm" svg:x2="52.394cm" svg:y2="10.426cm">
            <text:p text:style-name="P5"/>
          </draw:line>
        </draw:g>
        <draw:frame draw:style-name="gr36" draw:text-style-name="P6" draw:layer="layout" svg:width="1.197cm" svg:height="0.692cm" svg:x="52.259cm" svg:y="8.866cm">
          <draw:text-box>
            <text:p text:style-name="P5"><text:span text:style-name="T3">10</text:span></text:p>
          </draw:text-box>
        </draw:frame>
        <draw:frame draw:style-name="gr36" draw:text-style-name="P6" draw:layer="layout" svg:width="1.197cm" svg:height="0.692cm" svg:x="52.259cm" svg:y="8.066cm">
          <draw:text-box>
            <text:p text:style-name="P5"><text:span text:style-name="T3">11</text:span></text:p>
          </draw:text-box>
        </draw:frame>
        <draw:g>
          <draw:line draw:style-name="gr14" draw:text-style-name="P1" draw:layer="layout" svg:x1="52.308cm" svg:y1="7.412cm" svg:x2="53.179cm" svg:y2="7.412cm">
            <text:p text:style-name="P5"/>
          </draw:line>
          <draw:line draw:style-name="gr14" draw:text-style-name="P1" draw:layer="layout" svg:x1="52.155cm" svg:y1="6.773cm" svg:x2="52.69cm" svg:y2="6.773cm">
            <text:p text:style-name="P5"/>
          </draw:line>
          <draw:line draw:style-name="gr14" draw:text-style-name="P1" draw:layer="layout" svg:x1="52.155cm" svg:y1="6.773cm" svg:x2="52.308cm" svg:y2="7.412cm">
            <text:p text:style-name="P5"/>
          </draw:line>
          <draw:line draw:style-name="gr14" draw:text-style-name="P1" draw:layer="layout" svg:x1="53.333cm" svg:y1="6.773cm" svg:x2="53.195cm" svg:y2="7.412cm">
            <text:p text:style-name="P5"/>
          </draw:line>
          <draw:line draw:style-name="gr14" draw:text-style-name="P1" draw:layer="layout" svg:x1="52.814cm" svg:y1="6.773cm" svg:x2="53.333cm" svg:y2="6.773cm">
            <text:p text:style-name="P5"/>
          </draw:line>
          <draw:line draw:style-name="gr14" draw:text-style-name="P1" draw:layer="layout" svg:x1="52.69cm" svg:y1="6.773cm" svg:x2="52.754cm" svg:y2="6.951cm">
            <text:p text:style-name="P5"/>
          </draw:line>
          <draw:line draw:style-name="gr14" draw:text-style-name="P1" draw:layer="layout" svg:x1="52.814cm" svg:y1="6.773cm" svg:x2="52.75cm" svg:y2="6.951cm">
            <text:p text:style-name="P5"/>
          </draw:line>
          <draw:line draw:style-name="gr14" draw:text-style-name="P1" draw:layer="layout" svg:x1="52.68cm" svg:y1="7.149cm" svg:x2="52.83cm" svg:y2="7.149cm">
            <text:p text:style-name="P5"/>
          </draw:line>
          <draw:line draw:style-name="gr14" draw:text-style-name="P1" draw:layer="layout" svg:x1="52.75cm" svg:y1="7.081cm" svg:x2="52.75cm" svg:y2="7.229cm">
            <text:p text:style-name="P5"/>
          </draw:line>
        </draw:g>
        <draw:line draw:style-name="gr11" draw:text-style-name="P1" draw:layer="layout" svg:x1="52.768cm" svg:y1="7.411cm" svg:x2="52.768cm" svg:y2="8.066cm">
          <text:p text:style-name="P5"/>
        </draw:line>
        <draw:polyline draw:style-name="gr12" draw:text-style-name="P1" draw:layer="layout" svg:width="1.604cm" svg:height="0.234cm" draw:transform="skewX (0.434412450821307) rotate (1.4245377354775) translate (52.915637900875cm 6.63342431034346cm)" svg:viewBox="0 0 1605 235" draw:points="1605,106870 1462,106635 0,106865">
          <text:p text:style-name="P5"/>
        </draw:polyline>
        <draw:polyline draw:style-name="gr11" draw:text-style-name="P1" draw:layer="layout" svg:width="7.814cm" svg:height="2.796cm" draw:transform="skewX (-1.13795467230009) rotate (-1.18403136455392) translate (49.4222267461652cm 1.96426246607856cm)" svg:viewBox="0 0 7815 2797" draw:points="0,-89267 620,-87264 7815,-90061">
          <text:p text:style-name="P5"/>
        </draw:polyline>
        <draw:polyline draw:style-name="gr10" draw:text-style-name="P1" draw:layer="layout" svg:width="2.752cm" svg:height="0.959cm" draw:transform="skewX (1.17565378414316) rotate (-0.381528974487075) translate (50.466cm 7.396cm)" svg:viewBox="0 0 2753 960" draw:points="0,-23853 0,-23853 2686,-22893 2753,-23607">
          <text:p text:style-name="P5"/>
        </draw:polyline>
        <draw:line draw:style-name="gr40" draw:text-style-name="P1" draw:layer="layout" svg:x1="50.794cm" svg:y1="5.717cm" svg:x2="50.805cm" svg:y2="6.757cm">
          <text:p text:style-name="P5"/>
        </draw:line>
        <draw:frame draw:style-name="gr7" draw:text-style-name="P9" draw:layer="layout" svg:width="1.222cm" svg:height="0.692cm" svg:x="52.245cm" svg:y="3.879cm">
          <draw:text-box>
            <text:p text:style-name="P5"><text:span text:style-name="T3">valid</text:span></text:p>
          </draw:text-box>
        </draw:frame>
        <draw:polyline draw:style-name="gr12" draw:text-style-name="P1" draw:layer="layout" svg:width="4.006cm" svg:height="2.003cm" draw:transform="skewX (0.665144977934913) rotate (-0.803375054694025) translate (52.1648936699293cm 3.65680907973525cm)" svg:viewBox="0 0 4007 2004" draw:points="0,-68027 357,-70009 4007,-68005">
          <text:p text:style-name="P5"/>
        </draw:polyline>
        <draw:polyline draw:style-name="gr59" draw:text-style-name="P1" draw:layer="layout" svg:width="2.35cm" svg:height="0.958cm" draw:transform="skewX (1.24040549939214) rotate (-0.297055038690565) translate (53.6889969673304cm 3.81855643069004cm)" svg:viewBox="0 0 2351 959" draw:points="0,-23169 336,-24128 2351,-23502">
          <text:p text:style-name="P5"/>
        </draw:polyline>
        <draw:frame draw:style-name="gr7" draw:text-style-name="P9" draw:layer="layout" svg:width="0.951cm" svg:height="0.692cm" svg:x="53.045cm" svg:y="5.703cm">
          <draw:text-box>
            <text:p text:style-name="P5"><text:span text:style-name="T3">we</text:span></text:p>
          </draw:text-box>
        </draw:frame>
        <draw:g>
          <draw:custom-shape draw:style-name="gr18" draw:text-style-name="P1" draw:layer="layout" svg:width="0.694cm" svg:height="1.233cm" svg:x="53.999cm" svg:y="8.812cm">
            <text:p text:style-name="P5"/>
            <draw:enhanced-geometry svg:viewBox="0 0 21600 21600" draw:mirror-horizontal="true" draw:mirror-vertical="false" draw:type="rectangle" draw:enhanced-path="M 0 0 L 21600 0 21600 21600 0 21600 0 0 Z N"/>
          </draw:custom-shape>
          <draw:line draw:style-name="gr14" draw:text-style-name="P1" draw:layer="layout" svg:x1="54.629cm" svg:y1="10.044cm" svg:x2="54.559cm" svg:y2="9.963cm">
            <text:p text:style-name="P5"/>
          </draw:line>
          <draw:line draw:style-name="gr14" draw:text-style-name="P1" draw:layer="layout" svg:x1="54.486cm" svg:y1="10.045cm" svg:x2="54.556cm" svg:y2="9.964cm">
            <text:p text:style-name="P5"/>
          </draw:line>
          <draw:custom-shape draw:style-name="gr18" draw:text-style-name="P1" draw:layer="layout" svg:width="0.694cm" svg:height="1.233cm" svg:x="53.998cm" svg:y="8.812cm">
            <text:p text:style-name="P5"/>
            <draw:enhanced-geometry svg:viewBox="0 0 21600 21600" draw:mirror-horizontal="true" draw:mirror-vertical="false" draw:type="rectangle" draw:enhanced-path="M 0 0 L 21600 0 21600 21600 0 21600 0 0 Z N"/>
          </draw:custom-shape>
          <draw:line draw:style-name="gr14" draw:text-style-name="P1" draw:layer="layout" svg:x1="54.629cm" svg:y1="10.044cm" svg:x2="54.559cm" svg:y2="9.963cm">
            <text:p text:style-name="P5"/>
          </draw:line>
          <draw:line draw:style-name="gr14" draw:text-style-name="P1" draw:layer="layout" svg:x1="54.485cm" svg:y1="10.045cm" svg:x2="54.555cm" svg:y2="9.964cm">
            <text:p text:style-name="P5"/>
          </draw:line>
        </draw:g>
        <draw:line draw:style-name="gr11" draw:text-style-name="P1" draw:layer="layout" svg:x1="53.125cm" svg:y1="9.141cm" svg:x2="53.998cm" svg:y2="9.141cm">
          <text:p text:style-name="P5"/>
        </draw:line>
        <draw:frame draw:style-name="gr7" draw:text-style-name="P13" draw:layer="layout" svg:width="0.997cm" svg:height="0.518cm" svg:x="53.826cm" svg:y="8.826cm">
          <draw:text-box>
            <text:p text:style-name="P5"><text:span text:style-name="T5">D <text:s text:c="2"/>Q</text:span></text:p>
          </draw:text-box>
        </draw:frame>
        <draw:polyline draw:style-name="gr11" draw:text-style-name="P1" draw:layer="layout" svg:width="0.997cm" svg:height="0.508cm" draw:transform="skewX (-0.424987672860539) rotate (-0.61854468690786) translate (49.4194296994312cm 5.62683539415481cm)" svg:viewBox="0 0 998 509" draw:points="0,-47677 867,-48143 998,-47634">
          <text:p text:style-name="P5"/>
        </draw:polyline>
        <draw:frame draw:style-name="gr7" draw:text-style-name="P9" draw:layer="layout" svg:width="0.87cm" svg:height="0.692cm" svg:x="50.846cm" svg:y="3.903cm">
          <draw:text-box>
            <text:p text:style-name="P5"><text:span text:style-name="T3">fid</text:span></text:p>
          </draw:text-box>
        </draw:frame>
        <draw:line draw:style-name="gr11" draw:text-style-name="P1" draw:layer="layout" svg:x1="54.693cm" svg:y1="9.138cm" svg:x2="57.045cm" svg:y2="9.14cm">
          <text:p text:style-name="P5"/>
        </draw:line>
        <draw:frame draw:style-name="gr7" draw:text-style-name="P14" draw:layer="layout" svg:width="1.907cm" svg:height="1.133cm" svg:x="47.053cm" svg:y="8.047cm">
          <draw:text-box>
            <text:p text:style-name="P10"><text:span text:style-name="T3">data_in</text:span></text:p>
            <text:p text:style-name="P10"><text:span text:style-name="T3">status_in</text:span></text:p>
          </draw:text-box>
        </draw:frame>
        <draw:frame draw:style-name="gr7" draw:text-style-name="P9" draw:layer="layout" svg:width="2.123cm" svg:height="1.574cm" svg:x="55.064cm" svg:y="7.944cm">
          <draw:text-box>
            <text:p text:style-name="P5"><text:span text:style-name="T3">data_out</text:span></text:p>
            <text:p text:style-name="P5"><text:span text:style-name="T3">status_out</text:span></text:p>
            <text:p text:style-name="P5"><text:span text:style-name="T3"/></text:p>
          </draw:text-box>
        </draw:frame>
        <draw:frame draw:style-name="gr60" draw:text-style-name="P15" draw:layer="layout" svg:width="1.294cm" svg:height="0.721cm" svg:x="20.55cm" svg:y="23.103cm">
          <draw:text-box>
            <text:p text:style-name="P5"><text:span text:style-name="T6">fid</text:span></text:p>
          </draw:text-box>
        </draw:frame>
        <draw:frame draw:style-name="gr8" draw:text-style-name="P16" draw:layer="layout" svg:width="1.171cm" svg:height="1.038cm" svg:x="15.834cm" svg:y="6.057cm">
          <draw:text-box>
            <text:p text:style-name="P5"><text:span text:style-name="T7">fid</text:span></text:p>
          </draw:text-box>
        </draw:frame>
        <draw:g>
          <draw:line draw:style-name="gr14" draw:text-style-name="P1" draw:layer="layout" svg:x1="50.021cm" svg:y1="7.396cm" svg:x2="50.892cm" svg:y2="7.396cm">
            <text:p text:style-name="P5"/>
          </draw:line>
          <draw:line draw:style-name="gr14" draw:text-style-name="P1" draw:layer="layout" svg:x1="49.868cm" svg:y1="6.757cm" svg:x2="50.403cm" svg:y2="6.757cm">
            <text:p text:style-name="P5"/>
          </draw:line>
          <draw:line draw:style-name="gr14" draw:text-style-name="P1" draw:layer="layout" svg:x1="49.868cm" svg:y1="6.757cm" svg:x2="50.021cm" svg:y2="7.396cm">
            <text:p text:style-name="P5"/>
          </draw:line>
          <draw:line draw:style-name="gr14" draw:text-style-name="P1" draw:layer="layout" svg:x1="51.046cm" svg:y1="6.757cm" svg:x2="50.908cm" svg:y2="7.396cm">
            <text:p text:style-name="P5"/>
          </draw:line>
          <draw:line draw:style-name="gr14" draw:text-style-name="P1" draw:layer="layout" svg:x1="50.527cm" svg:y1="6.757cm" svg:x2="51.046cm" svg:y2="6.757cm">
            <text:p text:style-name="P5"/>
          </draw:line>
          <draw:line draw:style-name="gr14" draw:text-style-name="P1" draw:layer="layout" svg:x1="50.403cm" svg:y1="6.757cm" svg:x2="50.467cm" svg:y2="6.935cm">
            <text:p text:style-name="P5"/>
          </draw:line>
          <draw:line draw:style-name="gr14" draw:text-style-name="P1" draw:layer="layout" svg:x1="50.527cm" svg:y1="6.757cm" svg:x2="50.463cm" svg:y2="6.935cm">
            <text:p text:style-name="P5"/>
          </draw:line>
          <draw:line draw:style-name="gr14" draw:text-style-name="P1" draw:layer="layout" svg:x1="50.393cm" svg:y1="7.133cm" svg:x2="50.543cm" svg:y2="7.133cm">
            <text:p text:style-name="P5"/>
          </draw:line>
          <draw:line draw:style-name="gr14" draw:text-style-name="P1" draw:layer="layout" svg:x1="50.463cm" svg:y1="7.065cm" svg:x2="50.463cm" svg:y2="7.213cm">
            <text:p text:style-name="P5"/>
          </draw:line>
        </draw:g>
        <draw:frame draw:style-name="gr7" draw:text-style-name="P9" draw:layer="layout" svg:width="0.87cm" svg:height="0.692cm" svg:x="37.945cm" svg:y="3.903cm">
          <draw:text-box>
            <text:p text:style-name="P5"><text:span text:style-name="T3">fid</text:span></text:p>
          </draw:text-box>
        </draw:frame>
        <draw:frame draw:style-name="gr7" draw:text-style-name="P9" draw:layer="layout" svg:width="1.34cm" svg:height="0.692cm" svg:x="50.846cm" svg:y="5.703cm">
          <draw:text-box>
            <text:p text:style-name="P5"><text:span text:style-name="T3">value</text:span></text:p>
          </draw:text-box>
        </draw:frame>
        <draw:frame draw:style-name="gr7" draw:text-style-name="P9" draw:layer="layout" svg:width="0.87cm" svg:height="0.692cm" svg:x="54.046cm" svg:y="3.903cm">
          <draw:text-box>
            <text:p text:style-name="P5"><text:span text:style-name="T3">fid</text:span></text:p>
          </draw:text-box>
        </draw:frame>
        <draw:frame draw:style-name="gr61" draw:text-style-name="P8" draw:layer="layout" svg:width="1.843cm" svg:height="1.19cm" svg:x="49.871cm" svg:y="4.571cm">
          <draw:text-box>
            <text:p text:style-name="P2"><text:span text:style-name="T3">Mapping</text:span></text:p>
            <text:p text:style-name="P2"><text:span text:style-name="T3">Function</text:span></text:p>
          </draw:text-box>
        </draw:frame>
        <draw:polyline draw:style-name="gr11" draw:text-style-name="P1" draw:layer="layout" svg:width="1.634cm" svg:height="0.605cm" draw:transform="skewX (-0.0947713783832742) rotate (-0.408581577892982) translate (49.4769933256468cm 3.34697212323751cm)" svg:viewBox="0 0 1635 606" draw:points="0,-32576 1430,-33172 1635,-32566">
          <text:p text:style-name="P5"/>
        </draw:polyline>
        <draw:line draw:style-name="gr62" draw:text-style-name="P1" draw:layer="layout" svg:x1="47.238cm" svg:y1="9.202cm" svg:x2="49.759cm" svg:y2="9.202cm">
          <text:p text:style-name="P5"/>
        </draw:line>
        <draw:frame draw:style-name="gr63" draw:text-style-name="P6" draw:layer="layout" svg:width="1.049cm" svg:height="0.692cm" svg:x="33.741cm" svg:y="18.515cm">
          <draw:text-box>
            <text:p text:style-name="P5"><text:span text:style-name="T3">[3]</text:span></text:p>
          </draw:text-box>
        </draw:frame>
        <draw:frame draw:style-name="gr7" draw:layer="layout" svg:width="9.13cm" svg:height="1.038cm" svg:x="49.547cm" svg:y="31.72cm">
          <draw:text-box>
            <text:p text:style-name="P5">Scheduler (VERSION NUEVA)</text:p>
          </draw:text-box>
        </draw:frame>
        <draw:frame draw:style-name="gr50" draw:text-style-name="P5" draw:layer="layout" svg:width="2.153cm" svg:height="1.038cm" svg:x="51.268cm" svg:y="12.5cm">
          <draw:text-box>
            <text:p text:style-name="P5">Editor</text:p>
          </draw:text-box>
        </draw:frame>
        <draw:custom-shape draw:style-name="gr1" draw:text-style-name="P1" draw:layer="layout" svg:width="3.618cm" svg:height="7.262cm" svg:x="36.482cm" svg:y="28.598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618cm" svg:height="7.266cm" svg:x="32.482cm" svg:y="28.598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49cm" svg:height="7.262cm" svg:x="40.482cm" svg:y="28.602cm">
          <text:p text:style-name="P5"/>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2.085cm" svg:height="0.692cm" svg:x="33.283cm" svg:y="28.747cm">
          <draw:text-box>
            <text:p text:style-name="P5"><text:span text:style-name="T3">Input Shift</text:span></text:p>
          </draw:text-box>
        </draw:frame>
        <draw:frame draw:style-name="gr7" draw:text-style-name="P9" draw:layer="layout" svg:width="2.36cm" svg:height="0.692cm" svg:x="41.083cm" svg:y="28.632cm">
          <draw:text-box>
            <text:p text:style-name="P5"><text:span text:style-name="T3">Output Shift</text:span></text:p>
          </draw:text-box>
        </draw:frame>
        <draw:frame draw:style-name="gr7" draw:text-style-name="P9" draw:layer="layout" svg:width="1.323cm" svg:height="0.692cm" svg:x="32.881cm" svg:y="35.059cm">
          <draw:text-box>
            <text:p text:style-name="P5"><text:span text:style-name="T3">Reqs</text:span></text:p>
          </draw:text-box>
        </draw:frame>
        <draw:frame draw:style-name="gr7" draw:text-style-name="P9" draw:layer="layout" svg:width="1.383cm" svg:height="0.692cm" svg:x="42.602cm" svg:y="34.932cm">
          <draw:text-box>
            <text:p text:style-name="P5"><text:span text:style-name="T3">Grant</text:span></text:p>
          </draw:text-box>
        </draw:frame>
        <draw:frame draw:style-name="gr7" draw:text-style-name="P9" draw:layer="layout" svg:width="3cm" svg:height="0.692cm" svg:x="36.873cm" svg:y="28.696cm">
          <draw:text-box>
            <text:p text:style-name="P5"><text:span text:style-name="T3">Priority Encoder</text:span></text:p>
          </draw:text-box>
        </draw:frame>
        <draw:connector draw:style-name="gr64" draw:text-style-name="P1" draw:layer="layout" draw:type="curve" draw:line-skew="0.05cm -1.695cm 0.052cm" svg:x1="33.502cm" svg:y1="30.151cm" svg:x2="33.502cm" svg:y2="34.596cm" draw:start-shape="id1" draw:start-glue-point="0" draw:end-shape="id1" draw:end-glue-point="2" svg:d="m33502 30151c0-675-878-450-878 2273s878 3000 878 2172">
          <text:p text:style-name="P5"/>
        </draw:connector>
        <draw:custom-shape draw:style-name="gr6" draw:text-style-name="P1" draw:layer="layout" svg:width="4.445cm" svg:height="0.635cm" draw:transform="rotate (1.5707963267946) translate (42.972cm 34.609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42.972cm" svg:y1="31.298cm" svg:x2="43.607cm" svg:y2="31.298cm">
          <text:p text:style-name="P5"/>
        </draw:line>
        <draw:frame draw:style-name="gr7" draw:text-style-name="P9" draw:layer="layout" svg:width="0.697cm" svg:height="0.692cm" svg:x="42.933cm" svg:y="31.443cm">
          <draw:text-box>
            <text:p text:style-name="P5"><text:span text:style-name="T3">0</text:span></text:p>
          </draw:text-box>
        </draw:frame>
        <draw:frame draw:style-name="gr7" draw:text-style-name="P9" draw:layer="layout" svg:width="0.697cm" svg:height="0.692cm" svg:x="42.935cm" svg:y="30.443cm">
          <draw:text-box>
            <text:p text:style-name="P5"><text:span text:style-name="T3">0</text:span></text:p>
          </draw:text-box>
        </draw:frame>
        <draw:custom-shape draw:style-name="gr6" draw:text-style-name="P1" draw:id="id1" draw:layer="layout" svg:width="4.445cm" svg:height="0.635cm" draw:transform="rotate (1.5707963267946) translate (33.185cm 34.596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33.184cm" svg:y1="32.319cm" svg:x2="33.819cm" svg:y2="32.319cm">
          <text:p text:style-name="P5"/>
        </draw:line>
        <draw:line draw:style-name="gr14" draw:text-style-name="P1" draw:layer="layout" svg:x1="33.185cm" svg:y1="31.247cm" svg:x2="33.82cm" svg:y2="31.247cm">
          <text:p text:style-name="P5"/>
        </draw:line>
        <draw:line draw:style-name="gr14" draw:text-style-name="P1" draw:layer="layout" svg:x1="33.185cm" svg:y1="33.45cm" svg:x2="33.82cm" svg:y2="33.45cm">
          <text:p text:style-name="P5"/>
        </draw:line>
        <draw:frame draw:style-name="gr7" draw:text-style-name="P9" draw:layer="layout" svg:width="0.697cm" svg:height="0.692cm" svg:x="33.144cm" svg:y="30.449cm">
          <draw:text-box>
            <text:p text:style-name="P5"><text:span text:style-name="T3">1</text:span></text:p>
          </draw:text-box>
        </draw:frame>
        <draw:frame draw:style-name="gr7" draw:text-style-name="P9" draw:layer="layout" svg:width="0.697cm" svg:height="0.692cm" svg:x="33.145cm" svg:y="31.449cm">
          <draw:text-box>
            <text:p text:style-name="P5"><text:span text:style-name="T3">1</text:span></text:p>
          </draw:text-box>
        </draw:frame>
        <draw:frame draw:style-name="gr7" draw:text-style-name="P9" draw:layer="layout" svg:width="0.697cm" svg:height="0.692cm" svg:x="33.146cm" svg:y="32.549cm">
          <draw:text-box>
            <text:p text:style-name="P5"><text:span text:style-name="T3">0</text:span></text:p>
          </draw:text-box>
        </draw:frame>
        <draw:frame draw:style-name="gr7" draw:text-style-name="P9" draw:layer="layout" svg:width="0.697cm" svg:height="0.692cm" svg:x="33.146cm" svg:y="33.649cm">
          <draw:text-box>
            <text:p text:style-name="P5"><text:span text:style-name="T3">1</text:span></text:p>
          </draw:text-box>
        </draw:frame>
        <draw:frame draw:style-name="gr7" draw:text-style-name="P9" draw:layer="layout" svg:width="0.891cm" svg:height="0.692cm" svg:x="33.746cm" svg:y="31.449cm">
          <draw:text-box>
            <text:p text:style-name="P5"><text:span text:style-name="T3">[1]</text:span></text:p>
          </draw:text-box>
        </draw:frame>
        <draw:frame draw:style-name="gr7" draw:text-style-name="P9" draw:layer="layout" svg:width="0.891cm" svg:height="0.692cm" svg:x="33.746cm" svg:y="32.549cm">
          <draw:text-box>
            <text:p text:style-name="P5"><text:span text:style-name="T3">[2]</text:span></text:p>
          </draw:text-box>
        </draw:frame>
        <draw:frame draw:style-name="gr7" draw:text-style-name="P9" draw:layer="layout" svg:width="0.891cm" svg:height="0.692cm" svg:x="33.746cm" svg:y="33.649cm">
          <draw:text-box>
            <text:p text:style-name="P5"><text:span text:style-name="T3">[3]</text:span></text:p>
          </draw:text-box>
        </draw:frame>
        <draw:custom-shape draw:style-name="gr18" draw:text-style-name="P1" draw:layer="layout" svg:width="0.622cm" svg:height="1cm" svg:x="34.439cm" svg:y="31.844cm">
          <text:p text:style-name="P5"/>
          <draw:enhanced-geometry svg:viewBox="0 0 21600 21600" draw:text-areas="0 ?f0 ?f5 ?f2" draw:type="right-arrow" draw:modifiers="13660.3531300161 5739.860139860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4.445cm" svg:height="0.635cm" draw:transform="rotate (1.5707963267946) translate (35.17cm 34.596cm)">
          <text:p text:style-name="P5"/>
          <draw:enhanced-geometry svg:viewBox="0 0 21600 21600" draw:type="rectangle" draw:enhanced-path="M 0 0 L 21600 0 21600 21600 0 21600 0 0 Z N"/>
        </draw:custom-shape>
        <draw:line draw:style-name="gr14" draw:text-style-name="P1" draw:layer="layout" svg:x1="35.17cm" svg:y1="32.32cm" svg:x2="35.805cm" svg:y2="32.32cm">
          <text:p text:style-name="P5"/>
        </draw:line>
        <draw:line draw:style-name="gr14" draw:text-style-name="P1" draw:layer="layout" svg:x1="35.17cm" svg:y1="31.248cm" svg:x2="35.805cm" svg:y2="31.248cm">
          <text:p text:style-name="P5"/>
        </draw:line>
        <draw:line draw:style-name="gr14" draw:text-style-name="P1" draw:layer="layout" svg:x1="35.17cm" svg:y1="33.448cm" svg:x2="35.805cm" svg:y2="33.448cm">
          <text:p text:style-name="P5"/>
        </draw:line>
        <draw:frame draw:style-name="gr7" draw:text-style-name="P9" draw:layer="layout" svg:width="0.697cm" svg:height="0.692cm" svg:x="35.139cm" svg:y="31.428cm">
          <draw:text-box>
            <text:p text:style-name="P5"><text:span text:style-name="T3">1</text:span></text:p>
          </draw:text-box>
        </draw:frame>
        <draw:frame draw:style-name="gr7" draw:text-style-name="P9" draw:layer="layout" svg:width="0.697cm" svg:height="0.692cm" svg:x="35.14cm" svg:y="32.528cm">
          <draw:text-box>
            <text:p text:style-name="P5"><text:span text:style-name="T3">1</text:span></text:p>
          </draw:text-box>
        </draw:frame>
        <draw:frame draw:style-name="gr7" draw:text-style-name="P9" draw:layer="layout" svg:width="0.697cm" svg:height="0.692cm" svg:x="35.141cm" svg:y="33.628cm">
          <draw:text-box>
            <text:p text:style-name="P5"><text:span text:style-name="T3">1</text:span></text:p>
          </draw:text-box>
        </draw:frame>
        <draw:frame draw:style-name="gr7" draw:text-style-name="P9" draw:layer="layout" svg:width="0.697cm" svg:height="0.692cm" svg:x="35.141cm" svg:y="30.428cm">
          <draw:text-box>
            <text:p text:style-name="P5"><text:span text:style-name="T3">0</text:span></text:p>
          </draw:text-box>
        </draw:frame>
        <draw:custom-shape draw:style-name="gr6" draw:text-style-name="P1" draw:id="id2" draw:layer="layout" svg:width="4.445cm" svg:height="0.635cm" draw:transform="rotate (1.5707963267946) translate (41.111cm 34.597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41.111cm" svg:y1="33.471cm" svg:x2="41.746cm" svg:y2="33.471cm">
          <text:p text:style-name="P5"/>
        </draw:line>
        <draw:frame draw:style-name="gr7" draw:text-style-name="P9" draw:layer="layout" svg:width="0.697cm" svg:height="0.692cm" svg:x="41.073cm" svg:y="32.584cm">
          <draw:text-box>
            <text:p text:style-name="P5"><text:span text:style-name="T3">0</text:span></text:p>
          </draw:text-box>
        </draw:frame>
        <draw:line draw:style-name="gr12" draw:text-style-name="P1" draw:layer="layout" svg:x1="39.404cm" svg:y1="31.647cm" svg:x2="41.08cm" svg:y2="31.647cm">
          <text:p text:style-name="P5"/>
        </draw:line>
        <draw:line draw:style-name="gr55" draw:text-style-name="P1" draw:layer="layout" svg:x1="35.805cm" svg:y1="31.822cm" svg:x2="38.904cm" svg:y2="31.822cm">
          <text:p text:style-name="P5"/>
        </draw:line>
        <draw:line draw:style-name="gr12" draw:text-style-name="P1" draw:layer="layout" svg:x1="35.805cm" svg:y1="30.582cm" svg:x2="41.124cm" svg:y2="30.582cm">
          <text:p text:style-name="P5"/>
        </draw:line>
        <draw:line draw:style-name="gr14" draw:text-style-name="P1" draw:layer="layout" svg:x1="37.874cm" svg:y1="30.582cm" svg:x2="37.876cm" svg:y2="31.071cm">
          <text:p text:style-name="P5"/>
        </draw:line>
        <draw:polyline draw:style-name="gr55" draw:text-style-name="P1" draw:layer="layout" svg:width="1.04cm" svg:height="0.114cm" draw:transform="rotate (-0.10367255756963) translate (37.8694449740136cm 31.4290462975866cm)" svg:viewBox="0 0 1041 115" draw:points="0,54683 12,54798 1041,54691">
          <text:p text:style-name="P5"/>
        </draw:polyline>
        <draw:custom-shape draw:style-name="gr18" draw:text-style-name="P1" draw:layer="layout" svg:width="0.5cm" svg:height="0.933cm" svg:x="38.904cm" svg:y="32.428cm">
          <text:p text:style-name="P5"/>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12" draw:text-style-name="P1" draw:layer="layout" svg:x1="39.404cm" svg:y1="32.897cm" svg:x2="41.124cm" svg:y2="32.897cm">
          <text:p text:style-name="P5"/>
        </draw:line>
        <draw:polyline draw:style-name="gr55" draw:text-style-name="P1" draw:layer="layout" svg:width="1.371cm" svg:height="0.789cm" draw:transform="skewX (-0.70389128732918) rotate (-0.714363262842331) translate (37.86887493515cm 31.5448914359897cm)" svg:viewBox="0 0 1372 790" draw:points="0,-1954 16,-1163 1372,-1841">
          <text:p text:style-name="P5"/>
        </draw:polyline>
        <draw:polygon draw:style-name="gr56" draw:text-style-name="P1" draw:layer="layout" svg:width="-0.5cm" svg:height="-0.935cm" svg:x="39.405cm" svg:y="34.485cm" svg:viewBox="0 0 -501 -936" draw:points="251,-68034 239,-68035 228,-68037 216,-68040 204,-68045 193,-68050 181,-68057 159,-68074 137,-68095 117,-68120 97,-68149 79,-68180 62,-68214 46,-68251 33,-68290 22,-68330 12,-68372 6,-68415 1,-68458 0,-68502 1,-68546 6,-68589 12,-68632 22,-68674 33,-68714 46,-68753 62,-68790 79,-68824 97,-68855 117,-68884 137,-68909 159,-68930 181,-68947 193,-68954 204,-68959 216,-68964 228,-68967 239,-68969 251,-68970 501,-68970 501,-68034">
          <text:p text:style-name="P5"/>
        </draw:polygon>
        <draw:polyline draw:style-name="gr55" draw:text-style-name="P1" draw:layer="layout" svg:width="1.465cm" svg:height="0.795cm" draw:transform="skewX (-0.776496984212131) rotate (-0.786794426800081) translate (37.8697637028149cm 32.5497630420353cm)" svg:viewBox="0 0 1466 796" draw:points="0,-7663 17,-6867 1466,-7599">
          <text:p text:style-name="P5"/>
        </draw:polyline>
        <draw:line draw:style-name="gr14" draw:text-style-name="P1" draw:layer="layout" svg:x1="37.473cm" svg:y1="31.822cm" svg:x2="37.475cm" svg:y2="32.372cm">
          <text:p text:style-name="P5"/>
        </draw:line>
        <draw:polyline draw:style-name="gr55" draw:text-style-name="P1" draw:layer="layout" svg:width="1.44cm" svg:height="0.138cm" draw:transform="skewX (0.0143116998663508) rotate (-0.0970403064120531) translate (37.4697905720241cm 32.7473853602548cm)" svg:viewBox="0 0 1441 139" draw:points="0,57927 16,58065 1441,57926">
          <text:p text:style-name="P5"/>
        </draw:polyline>
        <draw:polyline draw:style-name="gr55" draw:text-style-name="P1" draw:layer="layout" svg:width="1.842cm" svg:height="0.898cm" draw:transform="skewX (-0.667762971812904) rotate (-0.680154809503248) translate (37.4714984317775cm 32.7342244817617cm)" svg:viewBox="0 0 1843 899" draw:points="0,3778 17,4667 1843,3767">
          <text:p text:style-name="P5"/>
        </draw:polyline>
        <draw:line draw:style-name="gr55" draw:text-style-name="P1" draw:layer="layout" svg:x1="35.805cm" svg:y1="33.182cm" svg:x2="38.904cm" svg:y2="33.182cm">
          <text:p text:style-name="P5"/>
        </draw:line>
        <draw:line draw:style-name="gr14" draw:text-style-name="P1" draw:layer="layout" svg:x1="37.074cm" svg:y1="33.183cm" svg:x2="37.073cm" svg:y2="33.666cm">
          <text:p text:style-name="P5"/>
        </draw:line>
        <draw:polyline draw:style-name="gr55" draw:text-style-name="P1" draw:layer="layout" svg:width="1.837cm" svg:height="0.123cm" draw:transform="skewX (0.0921533845052832) rotate (-0.0687659725297503) translate (37.0703797669986cm 34.0247101939614cm)" svg:viewBox="0 0 1838 124" draw:points="0,62802 19,62919 1838,62794">
          <text:p text:style-name="P5"/>
        </draw:polyline>
        <draw:line draw:style-name="gr55" draw:text-style-name="P1" draw:layer="layout" svg:x1="35.805cm" svg:y1="34.348cm" svg:x2="38.904cm" svg:y2="34.348cm">
          <text:p text:style-name="P5"/>
        </draw:line>
        <draw:line draw:style-name="gr12" draw:text-style-name="P1" draw:layer="layout" svg:x1="39.404cm" svg:y1="34.017cm" svg:x2="41.124cm" svg:y2="34.017cm">
          <text:p text:style-name="P5"/>
        </draw:line>
        <draw:custom-shape draw:style-name="gr18" draw:text-style-name="P1" draw:layer="layout" svg:width="0.5cm" svg:height="0.963cm" svg:x="38.904cm" svg:y="31.203cm">
          <text:p text:style-name="P5"/>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152cm" svg:height="0.147cm" svg:x="37.801cm" svg:y="31.29cm">
          <text:p text:style-name="P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7cm" svg:height="0.211cm" svg:x="37.694cm" svg:y="31.071cm">
          <text:p text:style-name="P5"/>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7.801cm" svg:y="31.29cm">
          <text:p text:style-name="P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5" draw:text-style-name="P6" draw:layer="layout" svg:width="1.076cm" svg:height="0.857cm" svg:x="33.745cm" svg:y="30.449cm">
          <draw:text-box>
            <text:p text:style-name="P5"><text:span text:style-name="T3">[0]</text:span></text:p>
          </draw:text-box>
        </draw:frame>
        <draw:custom-shape draw:style-name="gr18" draw:text-style-name="P1" draw:layer="layout" svg:width="0.152cm" svg:height="0.147cm" svg:x="37.393cm" svg:y="32.602cm">
          <text:p text:style-name="P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7cm" svg:height="0.211cm" svg:x="37.286cm" svg:y="32.383cm">
          <text:p text:style-name="P5"/>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7.393cm" svg:y="32.602cm">
          <text:p text:style-name="P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152cm" svg:height="0.147cm" svg:x="36.99cm" svg:y="33.885cm">
          <text:p text:style-name="P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37cm" svg:height="0.211cm" svg:x="36.883cm" svg:y="33.666cm">
          <text:p text:style-name="P5"/>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8" draw:text-style-name="P1" draw:layer="layout" svg:width="0.152cm" svg:height="0.147cm" svg:x="36.99cm" svg:y="33.885cm">
          <text:p text:style-name="P5"/>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635cm" svg:height="1.089cm" svg:x="42.972cm" svg:y="33.52cm">
          <text:p text:style-name="P5"/>
          <draw:enhanced-geometry svg:viewBox="0 0 21600 21600" draw:type="rectangle" draw:enhanced-path="M 0 0 L 21600 0 21600 21600 0 21600 0 0 Z N"/>
        </draw:custom-shape>
        <draw:frame draw:style-name="gr7" draw:text-style-name="P9" draw:layer="layout" svg:width="0.697cm" svg:height="0.692cm" svg:x="42.934cm" svg:y="32.543cm">
          <draw:text-box>
            <text:p text:style-name="P5"><text:span text:style-name="T3">0</text:span></text:p>
          </draw:text-box>
        </draw:frame>
        <draw:custom-shape draw:style-name="gr37" draw:text-style-name="P8" draw:layer="layout" svg:width="1.369cm" svg:height="1cm" svg:x="31.692cm" svg:y="32.344cm">
          <text:p text:style-name="P2"><text:span text:style-name="T3">pointer</text:span></text:p>
          <draw:enhanced-geometry svg:viewBox="0 0 21600 21600" draw:text-areas="0 ?f0 ?f5 ?f2" draw:type="right-arrow" draw:modifiers="17640.2481047553 4596.20379620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4" draw:text-style-name="P1" draw:layer="layout" draw:type="curve" draw:line-skew="0cm 0.046cm -0.053cm" svg:x1="41.428cm" svg:y1="34.597cm" svg:x2="41.428cm" svg:y2="30.152cm" draw:start-shape="id2" draw:start-glue-point="2" draw:end-shape="id2" draw:end-glue-point="0" svg:d="m41428 34597c0 750 863 500 863-2249s-863-3025-863-2196">
          <text:p text:style-name="P5"/>
        </draw:connector>
        <draw:custom-shape draw:style-name="gr18" draw:text-style-name="P1" draw:layer="layout" svg:width="0.622cm" svg:height="1cm" svg:x="42.029cm" svg:y="31.918cm">
          <text:p text:style-name="P5"/>
          <draw:enhanced-geometry svg:viewBox="0 0 21600 21600" draw:mirror-horizontal="false" draw:mirror-vertical="false" draw:text-areas="0 ?f0 ?f5 ?f2" draw:type="right-arrow" draw:modifiers="13660.3531300161 5739.860139860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 draw:layer="layout" svg:width="0.635cm" svg:height="1.142cm" svg:x="41.111cm" svg:y="31.302cm">
          <text:p text:style-name="P5"/>
          <draw:enhanced-geometry svg:viewBox="0 0 21600 21600" draw:type="rectangle" draw:enhanced-path="M 0 0 L 21600 0 21600 21600 0 21600 0 0 Z N"/>
        </draw:custom-shape>
        <draw:frame draw:style-name="gr53" draw:text-style-name="P6" draw:layer="layout" svg:width="0.697cm" svg:height="0.81cm" svg:x="41.071cm" svg:y="30.44cm">
          <draw:text-box>
            <text:p text:style-name="P5"><text:span text:style-name="T3">0</text:span></text:p>
          </draw:text-box>
        </draw:frame>
        <draw:frame draw:style-name="gr7" draw:text-style-name="P9" draw:layer="layout" svg:width="0.697cm" svg:height="0.692cm" svg:x="41.073cm" svg:y="33.684cm">
          <draw:text-box>
            <text:p text:style-name="P5"><text:span text:style-name="T3">0</text:span></text:p>
          </draw:text-box>
        </draw:frame>
        <draw:frame draw:style-name="gr54" draw:text-style-name="P6" draw:layer="layout" svg:width="0.834cm" svg:height="0.81cm" svg:x="41.072cm" svg:y="31.484cm">
          <draw:text-box>
            <text:p text:style-name="P5"><text:span text:style-name="T3">1</text:span></text:p>
          </draw:text-box>
        </draw:frame>
        <draw:frame draw:style-name="gr7" draw:text-style-name="P9" draw:layer="layout" svg:width="0.697cm" svg:height="0.692cm" svg:x="42.935cm" svg:y="33.643cm">
          <draw:text-box>
            <text:p text:style-name="P5"><text:span text:style-name="T3">1</text:span></text:p>
          </draw:text-box>
        </draw:frame>
        <draw:line draw:style-name="gr14" draw:text-style-name="P1" draw:layer="layout" svg:x1="42.972cm" svg:y1="32.437cm" svg:x2="43.607cm" svg:y2="32.437cm">
          <text:p text:style-name="P5"/>
        </draw:line>
        <draw:custom-shape draw:style-name="gr6" draw:text-style-name="P1" draw:layer="layout" svg:width="4.445cm" svg:height="0.635cm" draw:transform="rotate (1.5707963267946) translate (45.686cm 34.597cm)">
          <text:p text:style-name="P5"/>
          <draw:enhanced-geometry svg:viewBox="0 0 21600 21600" draw:mirror-horizontal="false" draw:mirror-vertical="false" draw:type="rectangle" draw:enhanced-path="M 0 0 L 21600 0 21600 21600 0 21600 0 0 Z N"/>
        </draw:custom-shape>
        <draw:line draw:style-name="gr14" draw:text-style-name="P1" draw:layer="layout" svg:x1="45.685cm" svg:y1="32.32cm" svg:x2="46.32cm" svg:y2="32.32cm">
          <text:p text:style-name="P5"/>
        </draw:line>
        <draw:line draw:style-name="gr14" draw:text-style-name="P1" draw:layer="layout" svg:x1="45.686cm" svg:y1="31.248cm" svg:x2="46.321cm" svg:y2="31.248cm">
          <text:p text:style-name="P5"/>
        </draw:line>
        <draw:line draw:style-name="gr14" draw:text-style-name="P1" draw:layer="layout" svg:x1="45.686cm" svg:y1="33.451cm" svg:x2="46.321cm" svg:y2="33.451cm">
          <text:p text:style-name="P5"/>
        </draw:line>
        <draw:frame draw:style-name="gr7" draw:text-style-name="P9" draw:layer="layout" svg:width="0.697cm" svg:height="0.692cm" svg:x="45.645cm" svg:y="30.45cm">
          <draw:text-box>
            <text:p text:style-name="P5"><text:span text:style-name="T3">1</text:span></text:p>
          </draw:text-box>
        </draw:frame>
        <draw:frame draw:style-name="gr7" draw:text-style-name="P9" draw:layer="layout" svg:width="0.697cm" svg:height="0.692cm" svg:x="45.646cm" svg:y="31.45cm">
          <draw:text-box>
            <text:p text:style-name="P5"><text:span text:style-name="T3">1</text:span></text:p>
          </draw:text-box>
        </draw:frame>
        <draw:frame draw:style-name="gr7" draw:text-style-name="P9" draw:layer="layout" svg:width="0.697cm" svg:height="0.692cm" svg:x="45.647cm" svg:y="32.55cm">
          <draw:text-box>
            <text:p text:style-name="P5"><text:span text:style-name="T3">0</text:span></text:p>
          </draw:text-box>
        </draw:frame>
        <draw:frame draw:style-name="gr7" draw:text-style-name="P9" draw:layer="layout" svg:width="0.697cm" svg:height="0.692cm" svg:x="45.647cm" svg:y="33.65cm">
          <draw:text-box>
            <text:p text:style-name="P5"><text:span text:style-name="T3">1</text:span></text:p>
          </draw:text-box>
        </draw:frame>
        <draw:custom-shape draw:style-name="gr37" draw:text-style-name="P8" draw:layer="layout" svg:width="1.369cm" svg:height="1cm" svg:x="44.193cm" svg:y="30.245cm">
          <text:p text:style-name="P2"><text:span text:style-name="T3">pointer</text:span></text:p>
          <draw:enhanced-geometry svg:viewBox="0 0 21600 21600" draw:text-areas="0 ?f0 ?f5 ?f2" draw:type="right-arrow" draw:modifiers="17640.2481047553 4596.20379620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9" draw:layer="layout" svg:width="1.323cm" svg:height="0.692cm" svg:x="45.382cm" svg:y="34.959cm">
          <draw:text-box>
            <text:p text:style-name="P5"><text:span text:style-name="T3">Reqs</text:span></text:p>
          </draw:text-box>
        </draw:frame>
        <draw:frame draw:style-name="gr7" draw:text-style-name="P9" draw:layer="layout" svg:width="2.835cm" svg:height="0.692cm" svg:x="44.683cm" svg:y="28.632cm">
          <draw:text-box>
            <text:p text:style-name="P5"><text:span text:style-name="T3">Update Pointer</text:span></text:p>
          </draw:text-box>
        </draw:frame>
        <draw:frame draw:style-name="gr7" draw:text-style-name="P9" draw:layer="layout" svg:width="0.891cm" svg:height="0.692cm" svg:x="46.246cm" svg:y="31.449cm">
          <draw:text-box>
            <text:p text:style-name="P5"><text:span text:style-name="T3">[1]</text:span></text:p>
          </draw:text-box>
        </draw:frame>
        <draw:frame draw:style-name="gr7" draw:text-style-name="P9" draw:layer="layout" svg:width="0.891cm" svg:height="0.692cm" svg:x="46.246cm" svg:y="32.549cm">
          <draw:text-box>
            <text:p text:style-name="P5"><text:span text:style-name="T3">[2]</text:span></text:p>
          </draw:text-box>
        </draw:frame>
        <draw:frame draw:style-name="gr7" draw:text-style-name="P9" draw:layer="layout" svg:width="0.891cm" svg:height="0.692cm" svg:x="46.246cm" svg:y="33.649cm">
          <draw:text-box>
            <text:p text:style-name="P5"><text:span text:style-name="T3">[3]</text:span></text:p>
          </draw:text-box>
        </draw:frame>
        <draw:frame draw:style-name="gr65" draw:text-style-name="P6" draw:layer="layout" svg:width="1.076cm" svg:height="0.857cm" svg:x="46.245cm" svg:y="30.449cm">
          <draw:text-box>
            <text:p text:style-name="P5"><text:span text:style-name="T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3cm" fo:margin-bottom="0.3cm" fo:margin-left="0.3cm" fo:margin-right="0.3cm" fo:page-width="59.411cm" fo:page-height="42.012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10-10-10T01:41:21</meta:creation-date>
    <dc:creator>Carlos Zerbini</dc:creator>
    <dc:date>2010-11-10T12:19:27</dc:date>
    <meta:editing-cycles>45</meta:editing-cycles>
    <meta:editing-duration>P1DT0H59M25S</meta:editing-duration>
    <meta:user-defined meta:name="Info 1"/>
    <meta:user-defined meta:name="Info 2"/>
    <meta:user-defined meta:name="Info 3"/>
    <meta:user-defined meta:name="Info 4"/>
    <meta:document-statistic meta:object-count="508"/>
  </office:meta>
</office:document-meta>
</file>